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46pt"/>
    </style:style>
    <style:style style:name="co3" style:family="table-column">
      <style:table-column-properties fo:break-before="auto" style:column-width="327.86pt"/>
    </style:style>
    <style:style style:name="co4" style:family="table-column">
      <style:table-column-properties fo:break-before="auto" style:column-width="105.56pt"/>
    </style:style>
    <style:style style:name="co5" style:family="table-column">
      <style:table-column-properties fo:break-before="auto" style:column-width="245.06pt"/>
    </style:style>
    <style:style style:name="co6" style:family="table-column">
      <style:table-column-properties fo:break-before="auto" style:column-width="348.94pt"/>
    </style:style>
    <style:style style:name="ro1" style:family="table-row">
      <style:table-row-properties style:row-height="23.5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4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riginalList" table:style-name="ta1">
        <table:table-column table:style-name="co1" table:default-cell-style-name="ce6"/>
        <table:table-column table:style-name="co2" table:default-cell-style-name="ce6"/>
        <table:table-column table:style-name="co1" table:number-columns-repeated="3" table:default-cell-style-name="ce6"/>
        <table:table-column table:style-name="co3" table:default-cell-style-name="Default"/>
        <table:table-row table:style-name="ro1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Country</text:p>
          </table:table-cell>
          <table:table-cell table:style-name="ce5" office:value-type="string" calcext:value-type="string">
            <text:p>Population</text:p>
            <text:p>(2019)</text:p>
          </table:table-cell>
          <table:table-cell table:style-name="ce5" office:value-type="string" calcext:value-type="string">
            <text:p>Land Area</text:p>
            <text:p>(Km²)</text:p>
          </table:table-cell>
          <table:table-cell table:style-name="ce5" office:value-type="string" calcext:value-type="string">
            <text:p>Density</text:p>
            <text:p>(P/Km²)</text:p>
          </table:table-cell>
          <table:table-cell table:style-name="ce6" office:value-type="string" calcext:value-type="string">
            <text:p><text:a xlink:href="https://www.worldometers.info/geography/alphabetical-list-of-countries/" xlink:type="simple">https://www.worldometers.info/geography/alphabetical-list-of-countries/</text:a>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<text:a xlink:href="https://www.worldometers.info/world-population/afghanistan-population/" xlink:type="simple">38,041,754</text:a></text:p>
          </table:table-cell>
          <table:table-cell office:value-type="float" office:value="652860" calcext:value-type="float">
            <text:p>65286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<text:a xlink:href="https://www.worldometers.info/world-population/albania-population/" xlink:type="simple">2,880,917</text:a></text:p>
          </table:table-cell>
          <table:table-cell office:value-type="float" office:value="27400" calcext:value-type="float">
            <text:p>2740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<text:a xlink:href="https://www.worldometers.info/world-population/algeria-population/" xlink:type="simple">43,053,054</text:a></text:p>
          </table:table-cell>
          <table:table-cell office:value-type="float" office:value="2381740" calcext:value-type="float">
            <text:p>238174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<text:a xlink:href="https://www.worldometers.info/world-population/andorra-population/" xlink:type="simple">77,142</text:a></text:p>
          </table:table-cell>
          <table:table-cell office:value-type="float" office:value="470" calcext:value-type="float">
            <text:p>470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<text:a xlink:href="https://www.worldometers.info/world-population/angola-population/" xlink:type="simple">31,825,295</text:a></text:p>
          </table:table-cell>
          <table:table-cell office:value-type="float" office:value="1246700" calcext:value-type="float">
            <text:p>124670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<text:a xlink:href="https://www.worldometers.info/world-population/antigua-and-barbuda-population/" xlink:type="simple">97,118</text:a></text:p>
          </table:table-cell>
          <table:table-cell office:value-type="float" office:value="440" calcext:value-type="float">
            <text:p>440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<text:a xlink:href="https://www.worldometers.info/world-population/argentina-population/" xlink:type="simple">44,780,677</text:a></text:p>
          </table:table-cell>
          <table:table-cell office:value-type="float" office:value="2736690" calcext:value-type="float">
            <text:p>273669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<text:a xlink:href="https://www.worldometers.info/world-population/armenia-population/" xlink:type="simple">2,957,731</text:a></text:p>
          </table:table-cell>
          <table:table-cell office:value-type="float" office:value="28470" calcext:value-type="float">
            <text:p>28470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<text:a xlink:href="https://www.worldometers.info/world-population/australia-population/" xlink:type="simple">25,203,198</text:a></text:p>
          </table:table-cell>
          <table:table-cell office:value-type="float" office:value="7682300" calcext:value-type="float">
            <text:p>76823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<text:a xlink:href="https://www.worldometers.info/world-population/austria-population/" xlink:type="simple">8,955,102</text:a></text:p>
          </table:table-cell>
          <table:table-cell office:value-type="float" office:value="82409" calcext:value-type="float">
            <text:p>82409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<text:a xlink:href="https://www.worldometers.info/world-population/azerbaijan-population/" xlink:type="simple">10,047,718</text:a></text:p>
          </table:table-cell>
          <table:table-cell office:value-type="float" office:value="82658" calcext:value-type="float">
            <text:p>82658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<text:a xlink:href="https://www.worldometers.info/world-population/bahamas-population/" xlink:type="simple">389,482</text:a></text:p>
          </table:table-cell>
          <table:table-cell office:value-type="float" office:value="10010" calcext:value-type="float">
            <text:p>1001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<text:a xlink:href="https://www.worldometers.info/world-population/bahrain-population/" xlink:type="simple">1,641,172</text:a></text:p>
          </table:table-cell>
          <table:table-cell office:value-type="float" office:value="760" calcext:value-type="float">
            <text:p>760</text:p>
          </table:table-cell>
          <table:table-cell office:value-type="float" office:value="2159" calcext:value-type="float">
            <text:p>2159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<text:a xlink:href="https://www.worldometers.info/world-population/bangladesh-population/" xlink:type="simple">163,046,161</text:a></text:p>
          </table:table-cell>
          <table:table-cell office:value-type="float" office:value="130170" calcext:value-type="float">
            <text:p>130170</text:p>
          </table:table-cell>
          <table:table-cell office:value-type="float" office:value="1253" calcext:value-type="float">
            <text:p>1253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<text:a xlink:href="https://www.worldometers.info/world-population/barbados-population/" xlink:type="simple">287,025</text:a></text:p>
          </table:table-cell>
          <table:table-cell office:value-type="float" office:value="430" calcext:value-type="float">
            <text:p>430</text:p>
          </table:table-cell>
          <table:table-cell office:value-type="float" office:value="668" calcext:value-type="float">
            <text:p>668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<text:a xlink:href="https://www.worldometers.info/world-population/belarus-population/" xlink:type="simple">9,452,411</text:a></text:p>
          </table:table-cell>
          <table:table-cell office:value-type="float" office:value="202910" calcext:value-type="float">
            <text:p>20291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<text:a xlink:href="https://www.worldometers.info/world-population/belgium-population/" xlink:type="simple">11,539,328</text:a></text:p>
          </table:table-cell>
          <table:table-cell office:value-type="float" office:value="30280" calcext:value-type="float">
            <text:p>30280</text:p>
          </table:table-cell>
          <table:table-cell office:value-type="float" office:value="381" calcext:value-type="float">
            <text:p>381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<text:a xlink:href="https://www.worldometers.info/world-population/belize-population/" xlink:type="simple">390,353</text:a></text:p>
          </table:table-cell>
          <table:table-cell office:value-type="float" office:value="22810" calcext:value-type="float">
            <text:p>22810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<text:a xlink:href="https://www.worldometers.info/world-population/benin-population/" xlink:type="simple">11,801,151</text:a></text:p>
          </table:table-cell>
          <table:table-cell office:value-type="float" office:value="112760" calcext:value-type="float">
            <text:p>112760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<text:a xlink:href="https://www.worldometers.info/world-population/bhutan-population/" xlink:type="simple">763,092</text:a></text:p>
          </table:table-cell>
          <table:table-cell office:value-type="float" office:value="38117" calcext:value-type="float">
            <text:p>381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<text:a xlink:href="https://www.worldometers.info/world-population/bolivia-population/" xlink:type="simple">11,513,100</text:a></text:p>
          </table:table-cell>
          <table:table-cell office:value-type="float" office:value="1083300" calcext:value-type="float">
            <text:p>108330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<text:a xlink:href="https://www.worldometers.info/world-population/bosnia-and-herzegovina-population/" xlink:type="simple">3,301,000</text:a></text:p>
          </table:table-cell>
          <table:table-cell office:value-type="float" office:value="51000" calcext:value-type="float">
            <text:p>5100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<text:a xlink:href="https://www.worldometers.info/world-population/botswana-population/" xlink:type="simple">2,303,697</text:a></text:p>
          </table:table-cell>
          <table:table-cell office:value-type="float" office:value="566730" calcext:value-type="float">
            <text:p>56673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<text:a xlink:href="https://www.worldometers.info/world-population/brazil-population/" xlink:type="simple">211,049,527</text:a></text:p>
          </table:table-cell>
          <table:table-cell office:value-type="float" office:value="8358140" calcext:value-type="float">
            <text:p>835814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<text:a xlink:href="https://www.worldometers.info/world-population/brunei-darussalam-population/" xlink:type="simple">433,285</text:a></text:p>
          </table:table-cell>
          <table:table-cell office:value-type="float" office:value="5270" calcext:value-type="float">
            <text:p>527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<text:a xlink:href="https://www.worldometers.info/world-population/bulgaria-population/" xlink:type="simple">7,000,119</text:a></text:p>
          </table:table-cell>
          <table:table-cell office:value-type="float" office:value="108560" calcext:value-type="float">
            <text:p>108560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<text:a xlink:href="https://www.worldometers.info/world-population/burkina-faso-population/" xlink:type="simple">20,321,378</text:a></text:p>
          </table:table-cell>
          <table:table-cell office:value-type="float" office:value="273600" calcext:value-type="float">
            <text:p>27360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<text:a xlink:href="https://www.worldometers.info/world-population/burundi-population/" xlink:type="simple">11,530,580</text:a></text:p>
          </table:table-cell>
          <table:table-cell office:value-type="float" office:value="25680" calcext:value-type="float">
            <text:p>25680</text:p>
          </table:table-cell>
          <table:table-cell office:value-type="float" office:value="449" calcext:value-type="float">
            <text:p>449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ôte d'Ivoire</text:p>
          </table:table-cell>
          <table:table-cell office:value-type="string" calcext:value-type="string">
            <text:p><text:a xlink:href="https://www.worldometers.info/world-population/cote-d-ivoire-population/" xlink:type="simple">25,716,544</text:a></text:p>
          </table:table-cell>
          <table:table-cell office:value-type="float" office:value="318000" calcext:value-type="float">
            <text:p>31800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<text:a xlink:href="https://www.worldometers.info/world-population/cabo-verde-population/" xlink:type="simple">549,935</text:a></text:p>
          </table:table-cell>
          <table:table-cell office:value-type="float" office:value="4030" calcext:value-type="float">
            <text:p>4030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<text:a xlink:href="https://www.worldometers.info/world-population/cambodia-population/" xlink:type="simple">16,486,542</text:a></text:p>
          </table:table-cell>
          <table:table-cell office:value-type="float" office:value="176520" calcext:value-type="float">
            <text:p>17652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<text:a xlink:href="https://www.worldometers.info/world-population/cameroon-population/" xlink:type="simple">25,876,380</text:a></text:p>
          </table:table-cell>
          <table:table-cell office:value-type="float" office:value="472710" calcext:value-type="float">
            <text:p>47271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<text:a xlink:href="https://www.worldometers.info/world-population/canada-population/" xlink:type="simple">37,411,047</text:a></text:p>
          </table:table-cell>
          <table:table-cell office:value-type="float" office:value="9093510" calcext:value-type="float">
            <text:p>90935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<text:a xlink:href="https://www.worldometers.info/world-population/central-african-republic-population/" xlink:type="simple">4,745,185</text:a></text:p>
          </table:table-cell>
          <table:table-cell office:value-type="float" office:value="622980" calcext:value-type="float">
            <text:p>62298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<text:a xlink:href="https://www.worldometers.info/world-population/chad-population/" xlink:type="simple">15,946,876</text:a></text:p>
          </table:table-cell>
          <table:table-cell office:value-type="float" office:value="1259200" calcext:value-type="float">
            <text:p>125920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<text:a xlink:href="https://www.worldometers.info/world-population/chile-population/" xlink:type="simple">18,952,038</text:a></text:p>
          </table:table-cell>
          <table:table-cell office:value-type="float" office:value="743532" calcext:value-type="float">
            <text:p>74353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<text:a xlink:href="https://www.worldometers.info/world-population/china-population/" xlink:type="simple">1,433,783,686</text:a></text:p>
          </table:table-cell>
          <table:table-cell office:value-type="float" office:value="9388211" calcext:value-type="float">
            <text:p>9388211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<text:a xlink:href="https://www.worldometers.info/world-population/colombia-population/" xlink:type="simple">50,339,443</text:a></text:p>
          </table:table-cell>
          <table:table-cell office:value-type="float" office:value="1109500" calcext:value-type="float">
            <text:p>110950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<text:a xlink:href="https://www.worldometers.info/world-population/comoros-population/" xlink:type="simple">850,886</text:a></text:p>
          </table:table-cell>
          <table:table-cell office:value-type="float" office:value="1861" calcext:value-type="float">
            <text:p>1861</text:p>
          </table:table-cell>
          <table:table-cell office:value-type="float" office:value="457" calcext:value-type="float">
            <text:p>457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Congo (Congo-Brazzaville)</text:p>
          </table:table-cell>
          <table:table-cell office:value-type="string" calcext:value-type="string">
            <text:p><text:a xlink:href="https://www.worldometers.info/world-population/congo-population/" xlink:type="simple">5,380,508</text:a></text:p>
          </table:table-cell>
          <table:table-cell office:value-type="float" office:value="341500" calcext:value-type="float">
            <text:p>34150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<text:a xlink:href="https://www.worldometers.info/world-population/costa-rica-population/" xlink:type="simple">5,047,561</text:a></text:p>
          </table:table-cell>
          <table:table-cell office:value-type="float" office:value="51060" calcext:value-type="float">
            <text:p>51060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<text:a xlink:href="https://www.worldometers.info/world-population/croatia-population/" xlink:type="simple">4,130,304</text:a></text:p>
          </table:table-cell>
          <table:table-cell office:value-type="float" office:value="55960" calcext:value-type="float">
            <text:p>55960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<text:a xlink:href="https://www.worldometers.info/world-population/cuba-population/" xlink:type="simple">11,333,483</text:a></text:p>
          </table:table-cell>
          <table:table-cell office:value-type="float" office:value="106440" calcext:value-type="float">
            <text:p>106440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<text:a xlink:href="https://www.worldometers.info/world-population/cyprus-population/" xlink:type="simple">1,198,575</text:a></text:p>
          </table:table-cell>
          <table:table-cell office:value-type="float" office:value="9240" calcext:value-type="float">
            <text:p>9240</text:p>
          </table:table-cell>
          <table:table-cell office:value-type="float" office:value="130" calcext:value-type="float">
            <text:p>130</text:p>
          </table:table-cell>
          <table:table-cell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Czechia (Czech Republic)</text:p>
          </table:table-cell>
          <table:table-cell office:value-type="string" calcext:value-type="string">
            <text:p><text:a xlink:href="https://www.worldometers.info/world-population/czech-republic-population/" xlink:type="simple">10,689,209</text:a></text:p>
          </table:table-cell>
          <table:table-cell office:value-type="float" office:value="77240" calcext:value-type="float">
            <text:p>77240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<text:a xlink:href="https://www.worldometers.info/world-population/democratic-republic-of-the-congo-population/" xlink:type="simple">86,790,567</text:a></text:p>
          </table:table-cell>
          <table:table-cell office:value-type="float" office:value="2267050" calcext:value-type="float">
            <text:p>2267050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<text:a xlink:href="https://www.worldometers.info/world-population/denmark-population/" xlink:type="simple">5,771,876</text:a></text:p>
          </table:table-cell>
          <table:table-cell office:value-type="float" office:value="42430" calcext:value-type="float">
            <text:p>42430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<text:a xlink:href="https://www.worldometers.info/world-population/djibouti-population/" xlink:type="simple">973,560</text:a></text:p>
          </table:table-cell>
          <table:table-cell office:value-type="float" office:value="23180" calcext:value-type="float">
            <text:p>2318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<text:a xlink:href="https://www.worldometers.info/world-population/dominica-population/" xlink:type="simple">71,808</text:a></text:p>
          </table:table-cell>
          <table:table-cell office:value-type="float" office:value="750" calcext:value-type="float">
            <text:p>750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<text:a xlink:href="https://www.worldometers.info/world-population/dominican-republic-population/" xlink:type="simple">10,738,958</text:a></text:p>
          </table:table-cell>
          <table:table-cell office:value-type="float" office:value="48320" calcext:value-type="float">
            <text:p>48320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<text:a xlink:href="https://www.worldometers.info/world-population/ecuador-population/" xlink:type="simple">17,373,662</text:a></text:p>
          </table:table-cell>
          <table:table-cell office:value-type="float" office:value="248360" calcext:value-type="float">
            <text:p>24836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<text:a xlink:href="https://www.worldometers.info/world-population/egypt-population/" xlink:type="simple">100,388,073</text:a></text:p>
          </table:table-cell>
          <table:table-cell office:value-type="float" office:value="995450" calcext:value-type="float">
            <text:p>995450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<text:a xlink:href="https://www.worldometers.info/world-population/el-salvador-population/" xlink:type="simple">6,453,553</text:a></text:p>
          </table:table-cell>
          <table:table-cell office:value-type="float" office:value="20720" calcext:value-type="float">
            <text:p>20720</text:p>
          </table:table-cell>
          <table:table-cell office:value-type="float" office:value="311" calcext:value-type="float">
            <text:p>31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<text:a xlink:href="https://www.worldometers.info/world-population/equatorial-guinea-population/" xlink:type="simple">1,355,986</text:a></text:p>
          </table:table-cell>
          <table:table-cell office:value-type="float" office:value="28050" calcext:value-type="float">
            <text:p>2805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<text:a xlink:href="https://www.worldometers.info/world-population/eritrea-population/" xlink:type="simple">3,497,117</text:a></text:p>
          </table:table-cell>
          <table:table-cell office:value-type="float" office:value="101000" calcext:value-type="float">
            <text:p>10100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<text:a xlink:href="https://www.worldometers.info/world-population/estonia-population/" xlink:type="simple">1,325,648</text:a></text:p>
          </table:table-cell>
          <table:table-cell office:value-type="float" office:value="42390" calcext:value-type="float">
            <text:p>4239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Eswatini (fmr. "Swaziland")</text:p>
          </table:table-cell>
          <table:table-cell office:value-type="string" calcext:value-type="string">
            <text:p><text:a xlink:href="https://www.worldometers.info/world-population/swaziland-population/" xlink:type="simple">1,148,130</text:a></text:p>
          </table:table-cell>
          <table:table-cell office:value-type="float" office:value="17200" calcext:value-type="float">
            <text:p>1720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<text:a xlink:href="https://www.worldometers.info/world-population/ethiopia-population/" xlink:type="simple">112,078,730</text:a>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<text:a xlink:href="https://www.worldometers.info/world-population/fiji-population/" xlink:type="simple">889,953</text:a></text:p>
          </table:table-cell>
          <table:table-cell office:value-type="float" office:value="18270" calcext:value-type="float">
            <text:p>1827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<text:a xlink:href="https://www.worldometers.info/world-population/finland-population/" xlink:type="simple">5,532,156</text:a></text:p>
          </table:table-cell>
          <table:table-cell office:value-type="float" office:value="303890" calcext:value-type="float">
            <text:p>30389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<text:a xlink:href="https://www.worldometers.info/world-population/france-population/" xlink:type="simple">65,129,728</text:a></text:p>
          </table:table-cell>
          <table:table-cell office:value-type="float" office:value="547557" calcext:value-type="float">
            <text:p>547557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<text:a xlink:href="https://www.worldometers.info/world-population/gabon-population/" xlink:type="simple">2,172,579</text:a></text:p>
          </table:table-cell>
          <table:table-cell office:value-type="float" office:value="257670" calcext:value-type="float">
            <text:p>25767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<text:a xlink:href="https://www.worldometers.info/world-population/gambia-population/" xlink:type="simple">2,347,706</text:a></text:p>
          </table:table-cell>
          <table:table-cell office:value-type="float" office:value="10120" calcext:value-type="float">
            <text:p>10120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<text:a xlink:href="https://www.worldometers.info/world-population/georgia-population/" xlink:type="simple">3,996,765</text:a></text:p>
          </table:table-cell>
          <table:table-cell office:value-type="float" office:value="69490" calcext:value-type="float">
            <text:p>6949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<text:a xlink:href="https://www.worldometers.info/world-population/germany-population/" xlink:type="simple">83,517,045</text:a></text:p>
          </table:table-cell>
          <table:table-cell office:value-type="float" office:value="348560" calcext:value-type="float">
            <text:p>348560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<text:a xlink:href="https://www.worldometers.info/world-population/ghana-population/" xlink:type="simple">30,417,856</text:a></text:p>
          </table:table-cell>
          <table:table-cell office:value-type="float" office:value="227540" calcext:value-type="float">
            <text:p>227540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<text:a xlink:href="https://www.worldometers.info/world-population/greece-population/" xlink:type="simple">10,473,455</text:a></text:p>
          </table:table-cell>
          <table:table-cell office:value-type="float" office:value="128900" calcext:value-type="float">
            <text:p>128900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<text:a xlink:href="https://www.worldometers.info/world-population/grenada-population/" xlink:type="simple">112,003</text:a></text:p>
          </table:table-cell>
          <table:table-cell office:value-type="float" office:value="340" calcext:value-type="float">
            <text:p>340</text:p>
          </table:table-cell>
          <table:table-cell office:value-type="float" office:value="329" calcext:value-type="float">
            <text:p>329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<text:a xlink:href="https://www.worldometers.info/world-population/guatemala-population/" xlink:type="simple">17,581,472</text:a></text:p>
          </table:table-cell>
          <table:table-cell office:value-type="float" office:value="107160" calcext:value-type="float">
            <text:p>107160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<text:a xlink:href="https://www.worldometers.info/world-population/guinea-population/" xlink:type="simple">12,771,246</text:a></text:p>
          </table:table-cell>
          <table:table-cell office:value-type="float" office:value="245720" calcext:value-type="float">
            <text:p>24572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<text:a xlink:href="https://www.worldometers.info/world-population/guinea-bissau-population/" xlink:type="simple">1,920,922</text:a></text:p>
          </table:table-cell>
          <table:table-cell office:value-type="float" office:value="28120" calcext:value-type="float">
            <text:p>28120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<text:a xlink:href="https://www.worldometers.info/world-population/guyana-population/" xlink:type="simple">782,766</text:a></text:p>
          </table:table-cell>
          <table:table-cell office:value-type="float" office:value="196850" calcext:value-type="float">
            <text:p>19685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<text:a xlink:href="https://www.worldometers.info/world-population/haiti-population/" xlink:type="simple">11,263,077</text:a></text:p>
          </table:table-cell>
          <table:table-cell office:value-type="float" office:value="27560" calcext:value-type="float">
            <text:p>27560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Holy See</text:p>
          </table:table-cell>
          <table:table-cell office:value-type="string" calcext:value-type="string">
            <text:p><text:a xlink:href="https://www.worldometers.info/world-population/holy-see-population/" xlink:type="simple">799</text:a></text:p>
          </table:table-cell>
          <table:table-cell office:value-type="float" office:value="0" calcext:value-type="float">
            <text:p>0</text:p>
          </table:table-cell>
          <table:table-cell office:value-type="float" office:value="1998" calcext:value-type="float">
            <text:p>1998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<text:a xlink:href="https://www.worldometers.info/world-population/honduras-population/" xlink:type="simple">9,746,117</text:a></text:p>
          </table:table-cell>
          <table:table-cell office:value-type="float" office:value="111890" calcext:value-type="float">
            <text:p>11189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<text:a xlink:href="https://www.worldometers.info/world-population/hungary-population/" xlink:type="simple">9,684,679</text:a></text:p>
          </table:table-cell>
          <table:table-cell office:value-type="float" office:value="90530" calcext:value-type="float">
            <text:p>90530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<text:a xlink:href="https://www.worldometers.info/world-population/iceland-population/" xlink:type="simple">339,031</text:a></text:p>
          </table:table-cell>
          <table:table-cell office:value-type="float" office:value="100250" calcext:value-type="float">
            <text:p>1002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<text:a xlink:href="https://www.worldometers.info/world-population/india-population/" xlink:type="simple">1,366,417,754</text:a></text:p>
          </table:table-cell>
          <table:table-cell office:value-type="float" office:value="2973190" calcext:value-type="float">
            <text:p>2973190</text:p>
          </table:table-cell>
          <table:table-cell office:value-type="float" office:value="460" calcext:value-type="float">
            <text:p>460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<text:a xlink:href="https://www.worldometers.info/world-population/indonesia-population/" xlink:type="simple">270,625,568</text:a></text:p>
          </table:table-cell>
          <table:table-cell office:value-type="float" office:value="1811570" calcext:value-type="float">
            <text:p>1811570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<text:a xlink:href="https://www.worldometers.info/world-population/iran-population/" xlink:type="simple">82,913,906</text:a></text:p>
          </table:table-cell>
          <table:table-cell office:value-type="float" office:value="1628550" calcext:value-type="float">
            <text:p>162855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<text:a xlink:href="https://www.worldometers.info/world-population/iraq-population/" xlink:type="simple">39,309,783</text:a></text:p>
          </table:table-cell>
          <table:table-cell office:value-type="float" office:value="434320" calcext:value-type="float">
            <text:p>434320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<text:a xlink:href="https://www.worldometers.info/world-population/ireland-population/" xlink:type="simple">4,882,495</text:a></text:p>
          </table:table-cell>
          <table:table-cell office:value-type="float" office:value="68890" calcext:value-type="float">
            <text:p>68890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<text:a xlink:href="https://www.worldometers.info/world-population/israel-population/" xlink:type="simple">8,519,377</text:a></text:p>
          </table:table-cell>
          <table:table-cell office:value-type="float" office:value="21640" calcext:value-type="float">
            <text:p>21640</text:p>
          </table:table-cell>
          <table:table-cell office:value-type="float" office:value="394" calcext:value-type="float">
            <text:p>394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<text:a xlink:href="https://www.worldometers.info/world-population/italy-population/" xlink:type="simple">60,550,075</text:a></text:p>
          </table:table-cell>
          <table:table-cell office:value-type="float" office:value="294140" calcext:value-type="float">
            <text:p>294140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<text:a xlink:href="https://www.worldometers.info/world-population/jamaica-population/" xlink:type="simple">2,948,279</text:a></text:p>
          </table:table-cell>
          <table:table-cell office:value-type="float" office:value="10830" calcext:value-type="float">
            <text:p>10830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<text:a xlink:href="https://www.worldometers.info/world-population/japan-population/" xlink:type="simple">126,860,301</text:a></text:p>
          </table:table-cell>
          <table:table-cell office:value-type="float" office:value="364555" calcext:value-type="float">
            <text:p>364555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<text:a xlink:href="https://www.worldometers.info/world-population/jordan-population/" xlink:type="simple">10,101,694</text:a></text:p>
          </table:table-cell>
          <table:table-cell office:value-type="float" office:value="88780" calcext:value-type="float">
            <text:p>88780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<text:a xlink:href="https://www.worldometers.info/world-population/kazakhstan-population/" xlink:type="simple">18,551,427</text:a></text:p>
          </table:table-cell>
          <table:table-cell office:value-type="float" office:value="2699700" calcext:value-type="float">
            <text:p>269970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<text:a xlink:href="https://www.worldometers.info/world-population/kenya-population/" xlink:type="simple">52,573,973</text:a></text:p>
          </table:table-cell>
          <table:table-cell office:value-type="float" office:value="569140" calcext:value-type="float">
            <text:p>569140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<text:a xlink:href="https://www.worldometers.info/world-population/kiribati-population/" xlink:type="simple">117,606</text:a></text:p>
          </table:table-cell>
          <table:table-cell office:value-type="float" office:value="810" calcext:value-type="float">
            <text:p>810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<text:a xlink:href="https://www.worldometers.info/world-population/kuwait-population/" xlink:type="simple">4,207,083</text:a></text:p>
          </table:table-cell>
          <table:table-cell office:value-type="float" office:value="17820" calcext:value-type="float">
            <text:p>17820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<text:a xlink:href="https://www.worldometers.info/world-population/kyrgyzstan-population/" xlink:type="simple">6,415,850</text:a></text:p>
          </table:table-cell>
          <table:table-cell office:value-type="float" office:value="191800" calcext:value-type="float">
            <text:p>19180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<text:a xlink:href="https://www.worldometers.info/world-population/laos-population/" xlink:type="simple">7,169,455</text:a></text:p>
          </table:table-cell>
          <table:table-cell office:value-type="float" office:value="230800" calcext:value-type="float">
            <text:p>23080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<text:a xlink:href="https://www.worldometers.info/world-population/latvia-population/" xlink:type="simple">1,906,743</text:a></text:p>
          </table:table-cell>
          <table:table-cell office:value-type="float" office:value="62200" calcext:value-type="float">
            <text:p>6220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<text:a xlink:href="https://www.worldometers.info/world-population/lebanon-population/" xlink:type="simple">6,855,713</text:a></text:p>
          </table:table-cell>
          <table:table-cell office:value-type="float" office:value="10230" calcext:value-type="float">
            <text:p>10230</text:p>
          </table:table-cell>
          <table:table-cell office:value-type="float" office:value="670" calcext:value-type="float">
            <text:p>670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<text:a xlink:href="https://www.worldometers.info/world-population/lesotho-population/" xlink:type="simple">2,125,268</text:a></text:p>
          </table:table-cell>
          <table:table-cell office:value-type="float" office:value="30360" calcext:value-type="float">
            <text:p>3036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<text:a xlink:href="https://www.worldometers.info/world-population/liberia-population/" xlink:type="simple">4,937,374</text:a></text:p>
          </table:table-cell>
          <table:table-cell office:value-type="float" office:value="96320" calcext:value-type="float">
            <text:p>9632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<text:a xlink:href="https://www.worldometers.info/world-population/libya-population/" xlink:type="simple">6,777,452</text:a></text:p>
          </table:table-cell>
          <table:table-cell office:value-type="float" office:value="1759540" calcext:value-type="float">
            <text:p>175954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<text:a xlink:href="https://www.worldometers.info/world-population/liechtenstein-population/" xlink:type="simple">38,019</text:a></text:p>
          </table:table-cell>
          <table:table-cell office:value-type="float" office:value="160" calcext:value-type="float">
            <text:p>160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<text:a xlink:href="https://www.worldometers.info/world-population/lithuania-population/" xlink:type="simple">2,759,627</text:a></text:p>
          </table:table-cell>
          <table:table-cell office:value-type="float" office:value="62674" calcext:value-type="float">
            <text:p>62674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<text:a xlink:href="https://www.worldometers.info/world-population/luxembourg-population/" xlink:type="simple">615,729</text:a></text:p>
          </table:table-cell>
          <table:table-cell office:value-type="float" office:value="2590" calcext:value-type="float">
            <text:p>2590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<text:a xlink:href="https://www.worldometers.info/world-population/madagascar-population/" xlink:type="simple">26,969,307</text:a></text:p>
          </table:table-cell>
          <table:table-cell office:value-type="float" office:value="581795" calcext:value-type="float">
            <text:p>58179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<text:a xlink:href="https://www.worldometers.info/world-population/malawi-population/" xlink:type="simple">18,628,747</text:a></text:p>
          </table:table-cell>
          <table:table-cell office:value-type="float" office:value="94280" calcext:value-type="float">
            <text:p>94280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<text:a xlink:href="https://www.worldometers.info/world-population/malaysia-population/" xlink:type="simple">31,949,777</text:a></text:p>
          </table:table-cell>
          <table:table-cell office:value-type="float" office:value="328550" calcext:value-type="float">
            <text:p>328550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<text:a xlink:href="https://www.worldometers.info/world-population/maldives-population/" xlink:type="simple">530,953</text:a></text:p>
          </table:table-cell>
          <table:table-cell office:value-type="float" office:value="300" calcext:value-type="float">
            <text:p>300</text:p>
          </table:table-cell>
          <table:table-cell office:value-type="float" office:value="1770" calcext:value-type="float">
            <text:p>1770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<text:a xlink:href="https://www.worldometers.info/world-population/mali-population/" xlink:type="simple">19,658,031</text:a></text:p>
          </table:table-cell>
          <table:table-cell office:value-type="float" office:value="1220190" calcext:value-type="float">
            <text:p>122019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<text:a xlink:href="https://www.worldometers.info/world-population/malta-population/" xlink:type="simple">440,372</text:a></text:p>
          </table:table-cell>
          <table:table-cell office:value-type="float" office:value="320" calcext:value-type="float">
            <text:p>320</text:p>
          </table:table-cell>
          <table:table-cell office:value-type="float" office:value="1376" calcext:value-type="float">
            <text:p>1376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<text:a xlink:href="https://www.worldometers.info/world-population/marshall-islands-population/" xlink:type="simple">58,791</text:a></text:p>
          </table:table-cell>
          <table:table-cell office:value-type="float" office:value="180" calcext:value-type="float">
            <text:p>180</text:p>
          </table:table-cell>
          <table:table-cell office:value-type="float" office:value="327" calcext:value-type="float">
            <text:p>327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<text:a xlink:href="https://www.worldometers.info/world-population/mauritania-population/" xlink:type="simple">4,525,696</text:a></text:p>
          </table:table-cell>
          <table:table-cell office:value-type="float" office:value="1030700" calcext:value-type="float">
            <text:p>10307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<text:a xlink:href="https://www.worldometers.info/world-population/mauritius-population/" xlink:type="simple">1,269,668</text:a></text:p>
          </table:table-cell>
          <table:table-cell office:value-type="float" office:value="2030" calcext:value-type="float">
            <text:p>2030</text:p>
          </table:table-cell>
          <table:table-cell office:value-type="float" office:value="625" calcext:value-type="float">
            <text:p>625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<text:a xlink:href="https://www.worldometers.info/world-population/mexico-population/" xlink:type="simple">127,575,529</text:a></text:p>
          </table:table-cell>
          <table:table-cell office:value-type="float" office:value="1943950" calcext:value-type="float">
            <text:p>1943950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Micronesia</text:p>
          </table:table-cell>
          <table:table-cell office:value-type="string" calcext:value-type="string">
            <text:p><text:a xlink:href="https://www.worldometers.info/world-population/micronesia-country-population/" xlink:type="simple">113,815</text:a></text:p>
          </table:table-cell>
          <table:table-cell office:value-type="float" office:value="700" calcext:value-type="float">
            <text:p>700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<text:a xlink:href="https://www.worldometers.info/world-population/moldova-population/" xlink:type="simple">4,043,263</text:a></text:p>
          </table:table-cell>
          <table:table-cell office:value-type="float" office:value="32850" calcext:value-type="float">
            <text:p>32850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<text:a xlink:href="https://www.worldometers.info/world-population/monaco-population/" xlink:type="simple">38,964</text:a></text:p>
          </table:table-cell>
          <table:table-cell office:value-type="float" office:value="1" calcext:value-type="float">
            <text:p>1</text:p>
          </table:table-cell>
          <table:table-cell office:value-type="float" office:value="26150" calcext:value-type="float">
            <text:p>26150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<text:a xlink:href="https://www.worldometers.info/world-population/mongolia-population/" xlink:type="simple">3,225,167</text:a></text:p>
          </table:table-cell>
          <table:table-cell office:value-type="float" office:value="1553560" calcext:value-type="float">
            <text:p>155356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<text:a xlink:href="https://www.worldometers.info/world-population/montenegro-population/" xlink:type="simple">627,987</text:a></text:p>
          </table:table-cell>
          <table:table-cell office:value-type="float" office:value="13450" calcext:value-type="float">
            <text:p>1345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<text:a xlink:href="https://www.worldometers.info/world-population/morocco-population/" xlink:type="simple">36,471,769</text:a></text:p>
          </table:table-cell>
          <table:table-cell office:value-type="float" office:value="446300" calcext:value-type="float">
            <text:p>446300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<text:a xlink:href="https://www.worldometers.info/world-population/mozambique-population/" xlink:type="simple">30,366,036</text:a></text:p>
          </table:table-cell>
          <table:table-cell office:value-type="float" office:value="786380" calcext:value-type="float">
            <text:p>78638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Myanmar (formerly Burma)</text:p>
          </table:table-cell>
          <table:table-cell office:value-type="string" calcext:value-type="string">
            <text:p><text:a xlink:href="https://www.worldometers.info/world-population/myanmar-population/" xlink:type="simple">54,045,420</text:a></text:p>
          </table:table-cell>
          <table:table-cell office:value-type="float" office:value="653290" calcext:value-type="float">
            <text:p>65329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<text:a xlink:href="https://www.worldometers.info/world-population/namibia-population/" xlink:type="simple">2,494,530</text:a></text:p>
          </table:table-cell>
          <table:table-cell office:value-type="float" office:value="823290" calcext:value-type="float">
            <text:p>82329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<text:a xlink:href="https://www.worldometers.info/world-population/nauru-population/" xlink:type="simple">10,756</text:a></text:p>
          </table:table-cell>
          <table:table-cell office:value-type="float" office:value="20" calcext:value-type="float">
            <text:p>20</text:p>
          </table:table-cell>
          <table:table-cell office:value-type="float" office:value="538" calcext:value-type="float">
            <text:p>538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<text:a xlink:href="https://www.worldometers.info/world-population/nepal-population/" xlink:type="simple">28,608,710</text:a></text:p>
          </table:table-cell>
          <table:table-cell office:value-type="float" office:value="143350" calcext:value-type="float">
            <text:p>143350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<text:a xlink:href="https://www.worldometers.info/world-population/netherlands-population/" xlink:type="simple">17,097,130</text:a></text:p>
          </table:table-cell>
          <table:table-cell office:value-type="float" office:value="33720" calcext:value-type="float">
            <text:p>33720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<text:a xlink:href="https://www.worldometers.info/world-population/new-zealand-population/" xlink:type="simple">4,783,063</text:a></text:p>
          </table:table-cell>
          <table:table-cell office:value-type="float" office:value="263310" calcext:value-type="float">
            <text:p>2633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<text:a xlink:href="https://www.worldometers.info/world-population/nicaragua-population/" xlink:type="simple">6,545,502</text:a></text:p>
          </table:table-cell>
          <table:table-cell office:value-type="float" office:value="120340" calcext:value-type="float">
            <text:p>12034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<text:a xlink:href="https://www.worldometers.info/world-population/niger-population/" xlink:type="simple">23,310,715</text:a></text:p>
          </table:table-cell>
          <table:table-cell office:value-type="float" office:value="1266700" calcext:value-type="float">
            <text:p>126670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<text:a xlink:href="https://www.worldometers.info/world-population/nigeria-population/" xlink:type="simple">200,963,599</text:a></text:p>
          </table:table-cell>
          <table:table-cell office:value-type="float" office:value="910770" calcext:value-type="float">
            <text:p>910770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<text:a xlink:href="https://www.worldometers.info/world-population/north-korea-population/" xlink:type="simple">25,666,161</text:a></text:p>
          </table:table-cell>
          <table:table-cell office:value-type="float" office:value="120410" calcext:value-type="float">
            <text:p>120410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North Macedonia</text:p>
          </table:table-cell>
          <table:table-cell office:value-type="string" calcext:value-type="string">
            <text:p><text:a xlink:href="https://www.worldometers.info/world-population/macedonia-population/" xlink:type="simple">2,083,459</text:a></text:p>
          </table:table-cell>
          <table:table-cell office:value-type="float" office:value="25220" calcext:value-type="float">
            <text:p>25220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<text:a xlink:href="https://www.worldometers.info/world-population/norway-population/" xlink:type="simple">5,378,857</text:a></text:p>
          </table:table-cell>
          <table:table-cell office:value-type="float" office:value="365268" calcext:value-type="float">
            <text:p>36526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<text:a xlink:href="https://www.worldometers.info/world-population/oman-population/" xlink:type="simple">4,974,986</text:a></text:p>
          </table:table-cell>
          <table:table-cell office:value-type="float" office:value="309500" calcext:value-type="float">
            <text:p>30950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<text:a xlink:href="https://www.worldometers.info/world-population/pakistan-population/" xlink:type="simple">216,565,318</text:a></text:p>
          </table:table-cell>
          <table:table-cell office:value-type="float" office:value="770880" calcext:value-type="float">
            <text:p>770880</text:p>
          </table:table-cell>
          <table:table-cell office:value-type="float" office:value="281" calcext:value-type="float">
            <text:p>281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<text:a xlink:href="https://www.worldometers.info/world-population/palau-population/" xlink:type="simple">18,008</text:a></text:p>
          </table:table-cell>
          <table:table-cell office:value-type="float" office:value="460" calcext:value-type="float">
            <text:p>460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Palestine State</text:p>
          </table:table-cell>
          <table:table-cell office:value-type="string" calcext:value-type="string">
            <text:p><text:a xlink:href="https://www.worldometers.info/world-population/state-of-palestine-population/" xlink:type="simple">4,981,420</text:a></text:p>
          </table:table-cell>
          <table:table-cell office:value-type="float" office:value="6020" calcext:value-type="float">
            <text:p>6020</text:p>
          </table:table-cell>
          <table:table-cell office:value-type="float" office:value="827" calcext:value-type="float">
            <text:p>827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<text:a xlink:href="https://www.worldometers.info/world-population/panama-population/" xlink:type="simple">4,246,439</text:a></text:p>
          </table:table-cell>
          <table:table-cell office:value-type="float" office:value="74340" calcext:value-type="float">
            <text:p>74340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<text:a xlink:href="https://www.worldometers.info/world-population/papua-new-guinea-population/" xlink:type="simple">8,776,109</text:a></text:p>
          </table:table-cell>
          <table:table-cell office:value-type="float" office:value="452860" calcext:value-type="float">
            <text:p>452860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<text:a xlink:href="https://www.worldometers.info/world-population/paraguay-population/" xlink:type="simple">7,044,636</text:a></text:p>
          </table:table-cell>
          <table:table-cell office:value-type="float" office:value="397300" calcext:value-type="float">
            <text:p>39730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<text:a xlink:href="https://www.worldometers.info/world-population/peru-population/" xlink:type="simple">32,510,453</text:a></text:p>
          </table:table-cell>
          <table:table-cell office:value-type="float" office:value="1280000" calcext:value-type="float">
            <text:p>128000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<text:a xlink:href="https://www.worldometers.info/world-population/philippines-population/" xlink:type="simple">108,116,615</text:a></text:p>
          </table:table-cell>
          <table:table-cell office:value-type="float" office:value="298170" calcext:value-type="float">
            <text:p>298170</text:p>
          </table:table-cell>
          <table:table-cell office:value-type="float" office:value="363" calcext:value-type="float">
            <text:p>363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<text:a xlink:href="https://www.worldometers.info/world-population/poland-population/" xlink:type="simple">37,887,768</text:a></text:p>
          </table:table-cell>
          <table:table-cell office:value-type="float" office:value="306230" calcext:value-type="float">
            <text:p>306230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<text:a xlink:href="https://www.worldometers.info/world-population/portugal-population/" xlink:type="simple">10,226,187</text:a></text:p>
          </table:table-cell>
          <table:table-cell office:value-type="float" office:value="91590" calcext:value-type="float">
            <text:p>91590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<text:a xlink:href="https://www.worldometers.info/world-population/qatar-population/" xlink:type="simple">2,832,067</text:a></text:p>
          </table:table-cell>
          <table:table-cell office:value-type="float" office:value="11610" calcext:value-type="float">
            <text:p>11610</text:p>
          </table:table-cell>
          <table:table-cell office:value-type="float" office:value="244" calcext:value-type="float">
            <text:p>244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<text:a xlink:href="https://www.worldometers.info/world-population/romania-population/" xlink:type="simple">19,364,557</text:a></text:p>
          </table:table-cell>
          <table:table-cell office:value-type="float" office:value="230170" calcext:value-type="float">
            <text:p>23017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<text:a xlink:href="https://www.worldometers.info/world-population/russia-population/" xlink:type="simple">145,872,256</text:a></text:p>
          </table:table-cell>
          <table:table-cell office:value-type="float" office:value="16376870" calcext:value-type="float">
            <text:p>1637687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<text:a xlink:href="https://www.worldometers.info/world-population/rwanda-population/" xlink:type="simple">12,626,950</text:a></text:p>
          </table:table-cell>
          <table:table-cell office:value-type="float" office:value="24670" calcext:value-type="float">
            <text:p>24670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<text:a xlink:href="https://www.worldometers.info/world-population/saint-kitts-and-nevis-population/" xlink:type="simple">52,823</text:a></text:p>
          </table:table-cell>
          <table:table-cell office:value-type="float" office:value="260" calcext:value-type="float">
            <text:p>260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<text:a xlink:href="https://www.worldometers.info/world-population/saint-lucia-population/" xlink:type="simple">182,790</text:a></text:p>
          </table:table-cell>
          <table:table-cell office:value-type="float" office:value="610" calcext:value-type="float">
            <text:p>61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<text:a xlink:href="https://www.worldometers.info/world-population/saint-vincent-and-the-grenadines-population/" xlink:type="simple">110,589</text:a></text:p>
          </table:table-cell>
          <table:table-cell office:value-type="float" office:value="390" calcext:value-type="float">
            <text:p>390</text:p>
          </table:table-cell>
          <table:table-cell office:value-type="float" office:value="284" calcext:value-type="float">
            <text:p>284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<text:a xlink:href="https://www.worldometers.info/world-population/samoa-population/" xlink:type="simple">197,097</text:a></text:p>
          </table:table-cell>
          <table:table-cell office:value-type="float" office:value="2830" calcext:value-type="float">
            <text:p>2830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<text:a xlink:href="https://www.worldometers.info/world-population/san-marino-population/" xlink:type="simple">33,860</text:a></text:p>
          </table:table-cell>
          <table:table-cell office:value-type="float" office:value="60" calcext:value-type="float">
            <text:p>60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<text:a xlink:href="https://www.worldometers.info/world-population/sao-tome-and-principe-population/" xlink:type="simple">215,056</text:a></text:p>
          </table:table-cell>
          <table:table-cell office:value-type="float" office:value="960" calcext:value-type="float">
            <text:p>960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<text:a xlink:href="https://www.worldometers.info/world-population/saudi-arabia-population/" xlink:type="simple">34,268,528</text:a></text:p>
          </table:table-cell>
          <table:table-cell office:value-type="float" office:value="2149690" calcext:value-type="float">
            <text:p>214969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<text:a xlink:href="https://www.worldometers.info/world-population/senegal-population/" xlink:type="simple">16,296,364</text:a></text:p>
          </table:table-cell>
          <table:table-cell office:value-type="float" office:value="192530" calcext:value-type="float">
            <text:p>19253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<text:a xlink:href="https://www.worldometers.info/world-population/serbia-population/" xlink:type="simple">8,772,235</text:a></text:p>
          </table:table-cell>
          <table:table-cell office:value-type="float" office:value="87460" calcext:value-type="float">
            <text:p>8746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<text:a xlink:href="https://www.worldometers.info/world-population/seychelles-population/" xlink:type="simple">97,739</text:a></text:p>
          </table:table-cell>
          <table:table-cell office:value-type="float" office:value="460" calcext:value-type="float">
            <text:p>460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<text:a xlink:href="https://www.worldometers.info/world-population/sierra-leone-population/" xlink:type="simple">7,813,215</text:a></text:p>
          </table:table-cell>
          <table:table-cell office:value-type="float" office:value="72180" calcext:value-type="float">
            <text:p>72180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<text:a xlink:href="https://www.worldometers.info/world-population/singapore-population/" xlink:type="simple">5,804,337</text:a></text:p>
          </table:table-cell>
          <table:table-cell office:value-type="float" office:value="700" calcext:value-type="float">
            <text:p>700</text:p>
          </table:table-cell>
          <table:table-cell office:value-type="float" office:value="8292" calcext:value-type="float">
            <text:p>8292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<text:a xlink:href="https://www.worldometers.info/world-population/slovakia-population/" xlink:type="simple">5,457,013</text:a></text:p>
          </table:table-cell>
          <table:table-cell office:value-type="float" office:value="48088" calcext:value-type="float">
            <text:p>48088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<text:a xlink:href="https://www.worldometers.info/world-population/slovenia-population/" xlink:type="simple">2,078,654</text:a></text:p>
          </table:table-cell>
          <table:table-cell office:value-type="float" office:value="20140" calcext:value-type="float">
            <text:p>20140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<text:a xlink:href="https://www.worldometers.info/world-population/solomon-islands-population/" xlink:type="simple">669,823</text:a></text:p>
          </table:table-cell>
          <table:table-cell office:value-type="float" office:value="27990" calcext:value-type="float">
            <text:p>2799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<text:a xlink:href="https://www.worldometers.info/world-population/somalia-population/" xlink:type="simple">15,442,905</text:a></text:p>
          </table:table-cell>
          <table:table-cell office:value-type="float" office:value="627340" calcext:value-type="float">
            <text:p>62734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<text:a xlink:href="https://www.worldometers.info/world-population/south-africa-population/" xlink:type="simple">58,558,270</text:a></text:p>
          </table:table-cell>
          <table:table-cell office:value-type="float" office:value="1213090" calcext:value-type="float">
            <text:p>121309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<text:a xlink:href="https://www.worldometers.info/world-population/south-korea-population/" xlink:type="simple">51,225,308</text:a></text:p>
          </table:table-cell>
          <table:table-cell office:value-type="float" office:value="97230" calcext:value-type="float">
            <text:p>97230</text:p>
          </table:table-cell>
          <table:table-cell office:value-type="float" office:value="527" calcext:value-type="float">
            <text:p>527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<text:a xlink:href="https://www.worldometers.info/world-population/south-sudan-population/" xlink:type="simple">11,062,113</text:a></text:p>
          </table:table-cell>
          <table:table-cell office:value-type="float" office:value="610952" calcext:value-type="float">
            <text:p>61095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<text:a xlink:href="https://www.worldometers.info/world-population/spain-population/" xlink:type="simple">46,736,776</text:a></text:p>
          </table:table-cell>
          <table:table-cell office:value-type="float" office:value="498800" calcext:value-type="float">
            <text:p>49880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<text:a xlink:href="https://www.worldometers.info/world-population/sri-lanka-population/" xlink:type="simple">21,323,733</text:a></text:p>
          </table:table-cell>
          <table:table-cell office:value-type="float" office:value="62710" calcext:value-type="float">
            <text:p>6271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<text:a xlink:href="https://www.worldometers.info/world-population/sudan-population/" xlink:type="simple">42,813,238</text:a></text:p>
          </table:table-cell>
          <table:table-cell office:value-type="float" office:value="1765048" calcext:value-type="float">
            <text:p>176504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<text:a xlink:href="https://www.worldometers.info/world-population/suriname-population/" xlink:type="simple">581,372</text:a></text:p>
          </table:table-cell>
          <table:table-cell office:value-type="float" office:value="156000" calcext:value-type="float">
            <text:p>15600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<text:a xlink:href="https://www.worldometers.info/world-population/sweden-population/" xlink:type="simple">10,036,379</text:a></text:p>
          </table:table-cell>
          <table:table-cell office:value-type="float" office:value="410340" calcext:value-type="float">
            <text:p>41034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<text:a xlink:href="https://www.worldometers.info/world-population/switzerland-population/" xlink:type="simple">8,591,365</text:a></text:p>
          </table:table-cell>
          <table:table-cell office:value-type="float" office:value="39516" calcext:value-type="float">
            <text:p>39516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<text:a xlink:href="https://www.worldometers.info/world-population/syria-population/" xlink:type="simple">17,070,135</text:a></text:p>
          </table:table-cell>
          <table:table-cell office:value-type="float" office:value="183630" calcext:value-type="float">
            <text:p>18363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<text:a xlink:href="https://www.worldometers.info/world-population/tajikistan-population/" xlink:type="simple">9,321,018</text:a></text:p>
          </table:table-cell>
          <table:table-cell office:value-type="float" office:value="139960" calcext:value-type="float">
            <text:p>139960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<text:a xlink:href="https://www.worldometers.info/world-population/tanzania-population/" xlink:type="simple">58,005,463</text:a></text:p>
          </table:table-cell>
          <table:table-cell office:value-type="float" office:value="885800" calcext:value-type="float">
            <text:p>885800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<text:a xlink:href="https://www.worldometers.info/world-population/thailand-population/" xlink:type="simple">69,625,582</text:a></text:p>
          </table:table-cell>
          <table:table-cell office:value-type="float" office:value="510890" calcext:value-type="float">
            <text:p>510890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<text:a xlink:href="https://www.worldometers.info/world-population/timor-leste-population/" xlink:type="simple">1,293,119</text:a></text:p>
          </table:table-cell>
          <table:table-cell office:value-type="float" office:value="14870" calcext:value-type="float">
            <text:p>14870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<text:a xlink:href="https://www.worldometers.info/world-population/togo-population/" xlink:type="simple">8,082,366</text:a></text:p>
          </table:table-cell>
          <table:table-cell office:value-type="float" office:value="54390" calcext:value-type="float">
            <text:p>54390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<text:a xlink:href="https://www.worldometers.info/world-population/tonga-population/" xlink:type="simple">104,494</text:a></text:p>
          </table:table-cell>
          <table:table-cell office:value-type="float" office:value="720" calcext:value-type="float">
            <text:p>720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<text:a xlink:href="https://www.worldometers.info/world-population/trinidad-and-tobago-population/" xlink:type="simple">1,394,973</text:a></text:p>
          </table:table-cell>
          <table:table-cell office:value-type="float" office:value="5130" calcext:value-type="float">
            <text:p>5130</text:p>
          </table:table-cell>
          <table:table-cell office:value-type="float" office:value="272" calcext:value-type="float">
            <text:p>272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<text:a xlink:href="https://www.worldometers.info/world-population/tunisia-population/" xlink:type="simple">11,694,719</text:a></text:p>
          </table:table-cell>
          <table:table-cell office:value-type="float" office:value="155360" calcext:value-type="float">
            <text:p>155360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<text:a xlink:href="https://www.worldometers.info/world-population/turkey-population/" xlink:type="simple">83,429,615</text:a></text:p>
          </table:table-cell>
          <table:table-cell office:value-type="float" office:value="769630" calcext:value-type="float">
            <text:p>769630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<text:a xlink:href="https://www.worldometers.info/world-population/turkmenistan-population/" xlink:type="simple">5,942,089</text:a></text:p>
          </table:table-cell>
          <table:table-cell office:value-type="float" office:value="469930" calcext:value-type="float">
            <text:p>46993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<text:a xlink:href="https://www.worldometers.info/world-population/tuvalu-population/" xlink:type="simple">11,646</text:a></text:p>
          </table:table-cell>
          <table:table-cell office:value-type="float" office:value="30" calcext:value-type="float">
            <text:p>30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<text:a xlink:href="https://www.worldometers.info/world-population/uganda-population/" xlink:type="simple">44,269,594</text:a></text:p>
          </table:table-cell>
          <table:table-cell office:value-type="float" office:value="199810" calcext:value-type="float">
            <text:p>199810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<text:a xlink:href="https://www.worldometers.info/world-population/ukraine-population/" xlink:type="simple">43,993,638</text:a></text:p>
          </table:table-cell>
          <table:table-cell office:value-type="float" office:value="579320" calcext:value-type="float">
            <text:p>579320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<text:a xlink:href="https://www.worldometers.info/world-population/united-arab-emirates-population/" xlink:type="simple">9,770,529</text:a></text:p>
          </table:table-cell>
          <table:table-cell office:value-type="float" office:value="83600" calcext:value-type="float">
            <text:p>83600</text:p>
          </table:table-cell>
          <table:table-cell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<text:a xlink:href="https://www.worldometers.info/world-population/uk-population/" xlink:type="simple">67,530,172</text:a></text:p>
          </table:table-cell>
          <table:table-cell office:value-type="float" office:value="241930" calcext:value-type="float">
            <text:p>241930</text:p>
          </table:table-cell>
          <table:table-cell office:value-type="float" office:value="279" calcext:value-type="float">
            <text:p>27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a xlink:href="https://www.worldometers.info/world-population/us-population/" xlink:type="simple">329,064,917</text:a></text:p>
          </table:table-cell>
          <table:table-cell office:value-type="float" office:value="9147420" calcext:value-type="float">
            <text:p>914742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<text:a xlink:href="https://www.worldometers.info/world-population/uruguay-population/" xlink:type="simple">3,461,734</text:a></text:p>
          </table:table-cell>
          <table:table-cell office:value-type="float" office:value="175020" calcext:value-type="float">
            <text:p>17502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<text:a xlink:href="https://www.worldometers.info/world-population/uzbekistan-population/" xlink:type="simple">32,981,716</text:a></text:p>
          </table:table-cell>
          <table:table-cell office:value-type="float" office:value="425400" calcext:value-type="float">
            <text:p>425400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<text:a xlink:href="https://www.worldometers.info/world-population/vanuatu-population/" xlink:type="simple">299,882</text:a></text:p>
          </table:table-cell>
          <table:table-cell office:value-type="float" office:value="12190" calcext:value-type="float">
            <text:p>1219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<text:a xlink:href="https://www.worldometers.info/world-population/venezuela-population/" xlink:type="simple">28,515,829</text:a></text:p>
          </table:table-cell>
          <table:table-cell office:value-type="float" office:value="882050" calcext:value-type="float">
            <text:p>88205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<text:a xlink:href="https://www.worldometers.info/world-population/vietnam-population/" xlink:type="simple">96,462,106</text:a></text:p>
          </table:table-cell>
          <table:table-cell office:value-type="float" office:value="310070" calcext:value-type="float">
            <text:p>310070</text:p>
          </table:table-cell>
          <table:table-cell office:value-type="float" office:value="311" calcext:value-type="float">
            <text:p>311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<text:a xlink:href="https://www.worldometers.info/world-population/yemen-population/" xlink:type="simple">29,161,922</text:a></text:p>
          </table:table-cell>
          <table:table-cell office:value-type="float" office:value="527970" calcext:value-type="float">
            <text:p>527970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<text:a xlink:href="https://www.worldometers.info/world-population/zambia-population/" xlink:type="simple">17,861,030</text:a></text:p>
          </table:table-cell>
          <table:table-cell office:value-type="float" office:value="743390" calcext:value-type="float">
            <text:p>743390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<text:a xlink:href="https://www.worldometers.info/world-population/zimbabwe-population/" xlink:type="simple">14,645,468</text:a></text:p>
          </table:table-cell>
          <table:table-cell office:value-type="float" office:value="386850" calcext:value-type="float">
            <text:p>386850</text:p>
          </table:table-cell>
          <table:table-cell office:value-type="float" office:value="38" calcext:value-type="float">
            <text:p>38</text:p>
          </table:table-cell>
          <table:table-cell/>
        </table:table-row>
      </table:table>
      <table:table table:name="Sheet2" table:style-name="ta1">
        <table:table-column table:style-name="co1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5" office:value-type="string" calcext:value-type="string">
            <text:p>placeName</text:p>
          </table:table-cell>
          <table:table-cell table:style-name="ce5" office:value-type="string" calcext:value-type="string">
            <text:p>description</text:p>
          </table:table-cell>
          <table:table-cell office:value-type="string" calcext:value-type="string">
            <text:p>placeImageURL</text:p>
          </table:table-cell>
          <table:table-cell/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string" calcext:value-type="string">
            <text:p><text:a xlink:href="https://www.worldometers.info/world-population/afghanistan-population/" xlink:type="simple">38,041,754</text:a></text:p>
          </table:table-cell>
          <table:table-cell table:style-name="ce6" office:value-type="string" calcext:value-type="string">
            <text:p><text:a xlink:href="https://www.infoplease.com/world/countries/afghanistan" xlink:type="simple">https://www.infoplease.com/world/countries/afghanistan</text:a></text:p>
          </table:table-cell>
          <table:table-cell/>
        </table:table-row>
        <table:table-row table:style-name="ro2">
          <table:table-cell office:value-type="string" calcext:value-type="string">
            <text:p>Albania</text:p>
          </table:table-cell>
          <table:table-cell office:value-type="string" calcext:value-type="string">
            <text:p><text:a xlink:href="https://www.worldometers.info/world-population/albania-population/" xlink:type="simple">2,880,917</text:a></text:p>
          </table:table-cell>
          <table:table-cell table:style-name="ce6" office:value-type="string" calcext:value-type="string">
            <text:p><text:a xlink:href="https://www.infoplease.com/world/countries/albania" xlink:type="simple">https://www.infoplease.com/world/countries/albania</text:a></text:p>
          </table:table-cell>
          <table:table-cell table:style-name="ce6" office:value-type="string" calcext:value-type="string">
            <text:p><text:a xlink:href="https://www.infoplease.com/sites/infoplease.com/files/public%3A/malbania.t.gif" xlink:type="simple">https://www.infoplease.com/sites/infoplease.com/files/public%3A/malbania.t.gif</text:a>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<text:a xlink:href="https://www.worldometers.info/world-population/algeria-population/" xlink:type="simple">43,053,054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orra</text:p>
          </table:table-cell>
          <table:table-cell office:value-type="string" calcext:value-type="string">
            <text:p><text:a xlink:href="https://www.worldometers.info/world-population/andorra-population/" xlink:type="simple">77,142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<text:a xlink:href="https://www.worldometers.info/world-population/angola-population/" xlink:type="simple">31,825,295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<text:a xlink:href="https://www.worldometers.info/world-population/antigua-and-barbuda-population/" xlink:type="simple">97,118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<text:a xlink:href="https://www.worldometers.info/world-population/argentina-population/" xlink:type="simple">44,780,677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rmenia</text:p>
          </table:table-cell>
          <table:table-cell office:value-type="string" calcext:value-type="string">
            <text:p><text:a xlink:href="https://www.worldometers.info/world-population/armenia-population/" xlink:type="simple">2,957,731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<text:a xlink:href="https://www.worldometers.info/world-population/australia-population/" xlink:type="simple">25,203,198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<text:a xlink:href="https://www.worldometers.info/world-population/austria-population/" xlink:type="simple">8,955,102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zerbaijan</text:p>
          </table:table-cell>
          <table:table-cell office:value-type="string" calcext:value-type="string">
            <text:p><text:a xlink:href="https://www.worldometers.info/world-population/azerbaijan-population/" xlink:type="simple">10,047,718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hamas</text:p>
          </table:table-cell>
          <table:table-cell office:value-type="string" calcext:value-type="string">
            <text:p><text:a xlink:href="https://www.worldometers.info/world-population/bahamas-population/" xlink:type="simple">389,482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hrain</text:p>
          </table:table-cell>
          <table:table-cell office:value-type="string" calcext:value-type="string">
            <text:p><text:a xlink:href="https://www.worldometers.info/world-population/bahrain-population/" xlink:type="simple">1,641,172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<text:a xlink:href="https://www.worldometers.info/world-population/bangladesh-population/" xlink:type="simple">163,046,161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bados</text:p>
          </table:table-cell>
          <table:table-cell office:value-type="string" calcext:value-type="string">
            <text:p><text:a xlink:href="https://www.worldometers.info/world-population/barbados-population/" xlink:type="simple">287,025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arus</text:p>
          </table:table-cell>
          <table:table-cell office:value-type="string" calcext:value-type="string">
            <text:p><text:a xlink:href="https://www.worldometers.info/world-population/belarus-population/" xlink:type="simple">9,452,411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<text:a xlink:href="https://www.worldometers.info/world-population/belgium-population/" xlink:type="simple">11,539,328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<text:a xlink:href="https://www.worldometers.info/world-population/belize-population/" xlink:type="simple">390,353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<text:a xlink:href="https://www.worldometers.info/world-population/benin-population/" xlink:type="simple">11,801,151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hutan</text:p>
          </table:table-cell>
          <table:table-cell office:value-type="string" calcext:value-type="string">
            <text:p><text:a xlink:href="https://www.worldometers.info/world-population/bhutan-population/" xlink:type="simple">763,092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<text:a xlink:href="https://www.worldometers.info/world-population/bolivia-population/" xlink:type="simple">11,513,100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<text:a xlink:href="https://www.worldometers.info/world-population/bosnia-and-herzegovina-population/" xlink:type="simple">3,301,000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<text:a xlink:href="https://www.worldometers.info/world-population/botswana-population/" xlink:type="simple">2,303,697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<text:a xlink:href="https://www.worldometers.info/world-population/brazil-population/" xlink:type="simple">211,049,527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unei</text:p>
          </table:table-cell>
          <table:table-cell office:value-type="string" calcext:value-type="string">
            <text:p><text:a xlink:href="https://www.worldometers.info/world-population/brunei-darussalam-population/" xlink:type="simple">433,285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<text:a xlink:href="https://www.worldometers.info/world-population/bulgaria-population/" xlink:type="simple">7,000,119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<text:a xlink:href="https://www.worldometers.info/world-population/burkina-faso-population/" xlink:type="simple">20,321,378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<text:a xlink:href="https://www.worldometers.info/world-population/burundi-population/" xlink:type="simple">11,530,580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ôte d'Ivoire</text:p>
          </table:table-cell>
          <table:table-cell office:value-type="string" calcext:value-type="string">
            <text:p><text:a xlink:href="https://www.worldometers.info/world-population/cote-d-ivoire-population/" xlink:type="simple">25,716,544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bo Verde</text:p>
          </table:table-cell>
          <table:table-cell office:value-type="string" calcext:value-type="string">
            <text:p><text:a xlink:href="https://www.worldometers.info/world-population/cabo-verde-population/" xlink:type="simple">549,935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<text:a xlink:href="https://www.worldometers.info/world-population/cambodia-population/" xlink:type="simple">16,486,542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<text:a xlink:href="https://www.worldometers.info/world-population/cameroon-population/" xlink:type="simple">25,876,380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<text:a xlink:href="https://www.worldometers.info/world-population/canada-population/" xlink:type="simple">37,411,047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entral African Republic</text:p>
          </table:table-cell>
          <table:table-cell office:value-type="string" calcext:value-type="string">
            <text:p><text:a xlink:href="https://www.worldometers.info/world-population/central-african-republic-population/" xlink:type="simple">4,745,185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<text:a xlink:href="https://www.worldometers.info/world-population/chad-population/" xlink:type="simple">15,946,876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<text:a xlink:href="https://www.worldometers.info/world-population/chile-population/" xlink:type="simple">18,952,038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<text:a xlink:href="https://www.worldometers.info/world-population/china-population/" xlink:type="simple">1,433,783,686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<text:a xlink:href="https://www.worldometers.info/world-population/colombia-population/" xlink:type="simple">50,339,443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<text:a xlink:href="https://www.worldometers.info/world-population/comoros-population/" xlink:type="simple">850,886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ngo (Congo-Brazzaville)</text:p>
          </table:table-cell>
          <table:table-cell office:value-type="string" calcext:value-type="string">
            <text:p><text:a xlink:href="https://www.worldometers.info/world-population/congo-population/" xlink:type="simple">5,380,508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<text:a xlink:href="https://www.worldometers.info/world-population/costa-rica-population/" xlink:type="simple">5,047,561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<text:a xlink:href="https://www.worldometers.info/world-population/croatia-population/" xlink:type="simple">4,130,304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<text:a xlink:href="https://www.worldometers.info/world-population/cuba-population/" xlink:type="simple">11,333,483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yprus</text:p>
          </table:table-cell>
          <table:table-cell office:value-type="string" calcext:value-type="string">
            <text:p><text:a xlink:href="https://www.worldometers.info/world-population/cyprus-population/" xlink:type="simple">1,198,575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zechia (Czech Republic)</text:p>
          </table:table-cell>
          <table:table-cell office:value-type="string" calcext:value-type="string">
            <text:p><text:a xlink:href="https://www.worldometers.info/world-population/czech-republic-population/" xlink:type="simple">10,689,209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<text:a xlink:href="https://www.worldometers.info/world-population/democratic-republic-of-the-congo-population/" xlink:type="simple">86,790,567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<text:a xlink:href="https://www.worldometers.info/world-population/denmark-population/" xlink:type="simple">5,771,876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<text:a xlink:href="https://www.worldometers.info/world-population/djibouti-population/" xlink:type="simple">973,560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ominica</text:p>
          </table:table-cell>
          <table:table-cell office:value-type="string" calcext:value-type="string">
            <text:p><text:a xlink:href="https://www.worldometers.info/world-population/dominica-population/" xlink:type="simple">71,808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<text:a xlink:href="https://www.worldometers.info/world-population/dominican-republic-population/" xlink:type="simple">10,738,958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<text:a xlink:href="https://www.worldometers.info/world-population/ecuador-population/" xlink:type="simple">17,373,662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<text:a xlink:href="https://www.worldometers.info/world-population/egypt-population/" xlink:type="simple">100,388,073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<text:a xlink:href="https://www.worldometers.info/world-population/el-salvador-population/" xlink:type="simple">6,453,553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<text:a xlink:href="https://www.worldometers.info/world-population/equatorial-guinea-population/" xlink:type="simple">1,355,986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<text:a xlink:href="https://www.worldometers.info/world-population/eritrea-population/" xlink:type="simple">3,497,117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stonia</text:p>
          </table:table-cell>
          <table:table-cell office:value-type="string" calcext:value-type="string">
            <text:p><text:a xlink:href="https://www.worldometers.info/world-population/estonia-population/" xlink:type="simple">1,325,648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watini (fmr. "Swaziland")</text:p>
          </table:table-cell>
          <table:table-cell office:value-type="string" calcext:value-type="string">
            <text:p><text:a xlink:href="https://www.worldometers.info/world-population/swaziland-population/" xlink:type="simple">1,148,130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<text:a xlink:href="https://www.worldometers.info/world-population/ethiopia-population/" xlink:type="simple">112,078,730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ji</text:p>
          </table:table-cell>
          <table:table-cell office:value-type="string" calcext:value-type="string">
            <text:p><text:a xlink:href="https://www.worldometers.info/world-population/fiji-population/" xlink:type="simple">889,953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<text:a xlink:href="https://www.worldometers.info/world-population/finland-population/" xlink:type="simple">5,532,156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<text:a xlink:href="https://www.worldometers.info/world-population/france-population/" xlink:type="simple">65,129,728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<text:a xlink:href="https://www.worldometers.info/world-population/gabon-population/" xlink:type="simple">2,172,579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<text:a xlink:href="https://www.worldometers.info/world-population/gambia-population/" xlink:type="simple">2,347,706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<text:a xlink:href="https://www.worldometers.info/world-population/georgia-population/" xlink:type="simple">3,996,765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<text:a xlink:href="https://www.worldometers.info/world-population/germany-population/" xlink:type="simple">83,517,045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<text:a xlink:href="https://www.worldometers.info/world-population/ghana-population/" xlink:type="simple">30,417,856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<text:a xlink:href="https://www.worldometers.info/world-population/greece-population/" xlink:type="simple">10,473,455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nada</text:p>
          </table:table-cell>
          <table:table-cell office:value-type="string" calcext:value-type="string">
            <text:p><text:a xlink:href="https://www.worldometers.info/world-population/grenada-population/" xlink:type="simple">112,003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<text:a xlink:href="https://www.worldometers.info/world-population/guatemala-population/" xlink:type="simple">17,581,472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<text:a xlink:href="https://www.worldometers.info/world-population/guinea-population/" xlink:type="simple">12,771,246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string" calcext:value-type="string">
            <text:p><text:a xlink:href="https://www.worldometers.info/world-population/guinea-bissau-population/" xlink:type="simple">1,920,922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<text:a xlink:href="https://www.worldometers.info/world-population/guyana-population/" xlink:type="simple">782,766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<text:a xlink:href="https://www.worldometers.info/world-population/haiti-population/" xlink:type="simple">11,263,077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ly See</text:p>
          </table:table-cell>
          <table:table-cell office:value-type="string" calcext:value-type="string">
            <text:p><text:a xlink:href="https://www.worldometers.info/world-population/holy-see-population/" xlink:type="simple">799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<text:a xlink:href="https://www.worldometers.info/world-population/honduras-population/" xlink:type="simple">9,746,117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<text:a xlink:href="https://www.worldometers.info/world-population/hungary-population/" xlink:type="simple">9,684,679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<text:a xlink:href="https://www.worldometers.info/world-population/iceland-population/" xlink:type="simple">339,031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<text:a xlink:href="https://www.worldometers.info/world-population/india-population/" xlink:type="simple">1,366,417,754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<text:a xlink:href="https://www.worldometers.info/world-population/indonesia-population/" xlink:type="simple">270,625,568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an</text:p>
          </table:table-cell>
          <table:table-cell office:value-type="string" calcext:value-type="string">
            <text:p><text:a xlink:href="https://www.worldometers.info/world-population/iran-population/" xlink:type="simple">82,913,906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<text:a xlink:href="https://www.worldometers.info/world-population/iraq-population/" xlink:type="simple">39,309,783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<text:a xlink:href="https://www.worldometers.info/world-population/ireland-population/" xlink:type="simple">4,882,495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<text:a xlink:href="https://www.worldometers.info/world-population/israel-population/" xlink:type="simple">8,519,377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<text:a xlink:href="https://www.worldometers.info/world-population/italy-population/" xlink:type="simple">60,550,075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<text:a xlink:href="https://www.worldometers.info/world-population/jamaica-population/" xlink:type="simple">2,948,279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<text:a xlink:href="https://www.worldometers.info/world-population/japan-population/" xlink:type="simple">126,860,301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<text:a xlink:href="https://www.worldometers.info/world-population/jordan-population/" xlink:type="simple">10,101,694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<text:a xlink:href="https://www.worldometers.info/world-population/kazakhstan-population/" xlink:type="simple">18,551,427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<text:a xlink:href="https://www.worldometers.info/world-population/kenya-population/" xlink:type="simple">52,573,973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iribati</text:p>
          </table:table-cell>
          <table:table-cell office:value-type="string" calcext:value-type="string">
            <text:p><text:a xlink:href="https://www.worldometers.info/world-population/kiribati-population/" xlink:type="simple">117,606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<text:a xlink:href="https://www.worldometers.info/world-population/kuwait-population/" xlink:type="simple">4,207,083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yrgyzstan</text:p>
          </table:table-cell>
          <table:table-cell office:value-type="string" calcext:value-type="string">
            <text:p><text:a xlink:href="https://www.worldometers.info/world-population/kyrgyzstan-population/" xlink:type="simple">6,415,850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os</text:p>
          </table:table-cell>
          <table:table-cell office:value-type="string" calcext:value-type="string">
            <text:p><text:a xlink:href="https://www.worldometers.info/world-population/laos-population/" xlink:type="simple">7,169,455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via</text:p>
          </table:table-cell>
          <table:table-cell office:value-type="string" calcext:value-type="string">
            <text:p><text:a xlink:href="https://www.worldometers.info/world-population/latvia-population/" xlink:type="simple">1,906,743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<text:a xlink:href="https://www.worldometers.info/world-population/lebanon-population/" xlink:type="simple">6,855,713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<text:a xlink:href="https://www.worldometers.info/world-population/lesotho-population/" xlink:type="simple">2,125,268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<text:a xlink:href="https://www.worldometers.info/world-population/liberia-population/" xlink:type="simple">4,937,374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bya</text:p>
          </table:table-cell>
          <table:table-cell office:value-type="string" calcext:value-type="string">
            <text:p><text:a xlink:href="https://www.worldometers.info/world-population/libya-population/" xlink:type="simple">6,777,452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string" calcext:value-type="string">
            <text:p><text:a xlink:href="https://www.worldometers.info/world-population/liechtenstein-population/" xlink:type="simple">38,019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thuania</text:p>
          </table:table-cell>
          <table:table-cell office:value-type="string" calcext:value-type="string">
            <text:p><text:a xlink:href="https://www.worldometers.info/world-population/lithuania-population/" xlink:type="simple">2,759,627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uxembourg</text:p>
          </table:table-cell>
          <table:table-cell office:value-type="string" calcext:value-type="string">
            <text:p><text:a xlink:href="https://www.worldometers.info/world-population/luxembourg-population/" xlink:type="simple">615,729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<text:a xlink:href="https://www.worldometers.info/world-population/madagascar-population/" xlink:type="simple">26,969,307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<text:a xlink:href="https://www.worldometers.info/world-population/malawi-population/" xlink:type="simple">18,628,747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<text:a xlink:href="https://www.worldometers.info/world-population/malaysia-population/" xlink:type="simple">31,949,777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<text:a xlink:href="https://www.worldometers.info/world-population/maldives-population/" xlink:type="simple">530,953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<text:a xlink:href="https://www.worldometers.info/world-population/mali-population/" xlink:type="simple">19,658,031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<text:a xlink:href="https://www.worldometers.info/world-population/malta-population/" xlink:type="simple">440,372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<text:a xlink:href="https://www.worldometers.info/world-population/marshall-islands-population/" xlink:type="simple">58,791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<text:a xlink:href="https://www.worldometers.info/world-population/mauritania-population/" xlink:type="simple">4,525,696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<text:a xlink:href="https://www.worldometers.info/world-population/mauritius-population/" xlink:type="simple">1,269,668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<text:a xlink:href="https://www.worldometers.info/world-population/mexico-population/" xlink:type="simple">127,575,529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cronesia</text:p>
          </table:table-cell>
          <table:table-cell office:value-type="string" calcext:value-type="string">
            <text:p><text:a xlink:href="https://www.worldometers.info/world-population/micronesia-country-population/" xlink:type="simple">113,815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ldova</text:p>
          </table:table-cell>
          <table:table-cell office:value-type="string" calcext:value-type="string">
            <text:p><text:a xlink:href="https://www.worldometers.info/world-population/moldova-population/" xlink:type="simple">4,043,263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aco</text:p>
          </table:table-cell>
          <table:table-cell office:value-type="string" calcext:value-type="string">
            <text:p><text:a xlink:href="https://www.worldometers.info/world-population/monaco-population/" xlink:type="simple">38,964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<text:a xlink:href="https://www.worldometers.info/world-population/mongolia-population/" xlink:type="simple">3,225,167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<text:a xlink:href="https://www.worldometers.info/world-population/montenegro-population/" xlink:type="simple">627,987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<text:a xlink:href="https://www.worldometers.info/world-population/morocco-population/" xlink:type="simple">36,471,769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<text:a xlink:href="https://www.worldometers.info/world-population/mozambique-population/" xlink:type="simple">30,366,036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yanmar (formerly Burma)</text:p>
          </table:table-cell>
          <table:table-cell office:value-type="string" calcext:value-type="string">
            <text:p><text:a xlink:href="https://www.worldometers.info/world-population/myanmar-population/" xlink:type="simple">54,045,420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<text:a xlink:href="https://www.worldometers.info/world-population/namibia-population/" xlink:type="simple">2,494,530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ru</text:p>
          </table:table-cell>
          <table:table-cell office:value-type="string" calcext:value-type="string">
            <text:p><text:a xlink:href="https://www.worldometers.info/world-population/nauru-population/" xlink:type="simple">10,756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<text:a xlink:href="https://www.worldometers.info/world-population/nepal-population/" xlink:type="simple">28,608,710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<text:a xlink:href="https://www.worldometers.info/world-population/netherlands-population/" xlink:type="simple">17,097,130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<text:a xlink:href="https://www.worldometers.info/world-population/new-zealand-population/" xlink:type="simple">4,783,063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<text:a xlink:href="https://www.worldometers.info/world-population/nicaragua-population/" xlink:type="simple">6,545,502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<text:a xlink:href="https://www.worldometers.info/world-population/niger-population/" xlink:type="simple">23,310,715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<text:a xlink:href="https://www.worldometers.info/world-population/nigeria-population/" xlink:type="simple">200,963,599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th Korea</text:p>
          </table:table-cell>
          <table:table-cell office:value-type="string" calcext:value-type="string">
            <text:p><text:a xlink:href="https://www.worldometers.info/world-population/north-korea-population/" xlink:type="simple">25,666,16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<text:a xlink:href="https://www.worldometers.info/world-population/macedonia-population/" xlink:type="simple">2,083,459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<text:a xlink:href="https://www.worldometers.info/world-population/norway-population/" xlink:type="simple">5,378,857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<text:a xlink:href="https://www.worldometers.info/world-population/oman-population/" xlink:type="simple">4,974,986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<text:a xlink:href="https://www.worldometers.info/world-population/pakistan-population/" xlink:type="simple">216,565,318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au</text:p>
          </table:table-cell>
          <table:table-cell office:value-type="string" calcext:value-type="string">
            <text:p><text:a xlink:href="https://www.worldometers.info/world-population/palau-population/" xlink:type="simple">18,008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lestine State</text:p>
          </table:table-cell>
          <table:table-cell office:value-type="string" calcext:value-type="string">
            <text:p><text:a xlink:href="https://www.worldometers.info/world-population/state-of-palestine-population/" xlink:type="simple">4,981,420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<text:a xlink:href="https://www.worldometers.info/world-population/panama-population/" xlink:type="simple">4,246,439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<text:a xlink:href="https://www.worldometers.info/world-population/papua-new-guinea-population/" xlink:type="simple">8,776,109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<text:a xlink:href="https://www.worldometers.info/world-population/paraguay-population/" xlink:type="simple">7,044,636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<text:a xlink:href="https://www.worldometers.info/world-population/peru-population/" xlink:type="simple">32,510,453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<text:a xlink:href="https://www.worldometers.info/world-population/philippines-population/" xlink:type="simple">108,116,615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<text:a xlink:href="https://www.worldometers.info/world-population/poland-population/" xlink:type="simple">37,887,768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<text:a xlink:href="https://www.worldometers.info/world-population/portugal-population/" xlink:type="simple">10,226,187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<text:a xlink:href="https://www.worldometers.info/world-population/qatar-population/" xlink:type="simple">2,832,067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<text:a xlink:href="https://www.worldometers.info/world-population/romania-population/" xlink:type="simple">19,364,557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ssia</text:p>
          </table:table-cell>
          <table:table-cell office:value-type="string" calcext:value-type="string">
            <text:p><text:a xlink:href="https://www.worldometers.info/world-population/russia-population/" xlink:type="simple">145,872,256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<text:a xlink:href="https://www.worldometers.info/world-population/rwanda-population/" xlink:type="simple">12,626,950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<text:a xlink:href="https://www.worldometers.info/world-population/saint-kitts-and-nevis-population/" xlink:type="simple">52,823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string" calcext:value-type="string">
            <text:p><text:a xlink:href="https://www.worldometers.info/world-population/saint-lucia-population/" xlink:type="simple">182,790</text:a>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<text:a xlink:href="https://www.worldometers.info/world-population/saint-vincent-and-the-grenadines-population/" xlink:type="simple">110,589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<text:a xlink:href="https://www.worldometers.info/world-population/samoa-population/" xlink:type="simple">197,097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 Marino</text:p>
          </table:table-cell>
          <table:table-cell office:value-type="string" calcext:value-type="string">
            <text:p><text:a xlink:href="https://www.worldometers.info/world-population/san-marino-population/" xlink:type="simple">33,860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<text:a xlink:href="https://www.worldometers.info/world-population/sao-tome-and-principe-population/" xlink:type="simple">215,056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<text:a xlink:href="https://www.worldometers.info/world-population/saudi-arabia-population/" xlink:type="simple">34,268,528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<text:a xlink:href="https://www.worldometers.info/world-population/senegal-population/" xlink:type="simple">16,296,364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<text:a xlink:href="https://www.worldometers.info/world-population/serbia-population/" xlink:type="simple">8,772,235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<text:a xlink:href="https://www.worldometers.info/world-population/seychelles-population/" xlink:type="simple">97,739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<text:a xlink:href="https://www.worldometers.info/world-population/sierra-leone-population/" xlink:type="simple">7,813,215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<text:a xlink:href="https://www.worldometers.info/world-population/singapore-population/" xlink:type="simple">5,804,337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<text:a xlink:href="https://www.worldometers.info/world-population/slovakia-population/" xlink:type="simple">5,457,013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<text:a xlink:href="https://www.worldometers.info/world-population/slovenia-population/" xlink:type="simple">2,078,654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<text:a xlink:href="https://www.worldometers.info/world-population/solomon-islands-population/" xlink:type="simple">669,823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<text:a xlink:href="https://www.worldometers.info/world-population/somalia-population/" xlink:type="simple">15,442,905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<text:a xlink:href="https://www.worldometers.info/world-population/south-africa-population/" xlink:type="simple">58,558,270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th Korea</text:p>
          </table:table-cell>
          <table:table-cell office:value-type="string" calcext:value-type="string">
            <text:p><text:a xlink:href="https://www.worldometers.info/world-population/south-korea-population/" xlink:type="simple">51,225,308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string" calcext:value-type="string">
            <text:p><text:a xlink:href="https://www.worldometers.info/world-population/south-sudan-population/" xlink:type="simple">11,062,113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<text:a xlink:href="https://www.worldometers.info/world-population/spain-population/" xlink:type="simple">46,736,776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<text:a xlink:href="https://www.worldometers.info/world-population/sri-lanka-population/" xlink:type="simple">21,323,733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<text:a xlink:href="https://www.worldometers.info/world-population/sudan-population/" xlink:type="simple">42,813,238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<text:a xlink:href="https://www.worldometers.info/world-population/suriname-population/" xlink:type="simple">581,372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<text:a xlink:href="https://www.worldometers.info/world-population/sweden-population/" xlink:type="simple">10,036,379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<text:a xlink:href="https://www.worldometers.info/world-population/switzerland-population/" xlink:type="simple">8,591,365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yria</text:p>
          </table:table-cell>
          <table:table-cell office:value-type="string" calcext:value-type="string">
            <text:p><text:a xlink:href="https://www.worldometers.info/world-population/syria-population/" xlink:type="simple">17,070,135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jikistan</text:p>
          </table:table-cell>
          <table:table-cell office:value-type="string" calcext:value-type="string">
            <text:p><text:a xlink:href="https://www.worldometers.info/world-population/tajikistan-population/" xlink:type="simple">9,321,018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nzania</text:p>
          </table:table-cell>
          <table:table-cell office:value-type="string" calcext:value-type="string">
            <text:p><text:a xlink:href="https://www.worldometers.info/world-population/tanzania-population/" xlink:type="simple">58,005,463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<text:a xlink:href="https://www.worldometers.info/world-population/thailand-population/" xlink:type="simple">69,625,582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mor-Leste</text:p>
          </table:table-cell>
          <table:table-cell office:value-type="string" calcext:value-type="string">
            <text:p><text:a xlink:href="https://www.worldometers.info/world-population/timor-leste-population/" xlink:type="simple">1,293,119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<text:a xlink:href="https://www.worldometers.info/world-population/togo-population/" xlink:type="simple">8,082,366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<text:a xlink:href="https://www.worldometers.info/world-population/tonga-population/" xlink:type="simple">104,494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<text:a xlink:href="https://www.worldometers.info/world-population/trinidad-and-tobago-population/" xlink:type="simple">1,394,973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<text:a xlink:href="https://www.worldometers.info/world-population/tunisia-population/" xlink:type="simple">11,694,719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<text:a xlink:href="https://www.worldometers.info/world-population/turkey-population/" xlink:type="simple">83,429,615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string" calcext:value-type="string">
            <text:p><text:a xlink:href="https://www.worldometers.info/world-population/turkmenistan-population/" xlink:type="simple">5,942,089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valu</text:p>
          </table:table-cell>
          <table:table-cell office:value-type="string" calcext:value-type="string">
            <text:p><text:a xlink:href="https://www.worldometers.info/world-population/tuvalu-population/" xlink:type="simple">11,646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<text:a xlink:href="https://www.worldometers.info/world-population/uganda-population/" xlink:type="simple">44,269,594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<text:a xlink:href="https://www.worldometers.info/world-population/ukraine-population/" xlink:type="simple">43,993,638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<text:a xlink:href="https://www.worldometers.info/world-population/united-arab-emirates-population/" xlink:type="simple">9,770,529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string" calcext:value-type="string">
            <text:p><text:a xlink:href="https://www.worldometers.info/world-population/uk-population/" xlink:type="simple">67,530,172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<text:a xlink:href="https://www.worldometers.info/world-population/us-population/" xlink:type="simple">329,064,917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<text:a xlink:href="https://www.worldometers.info/world-population/uruguay-population/" xlink:type="simple">3,461,734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zbekistan</text:p>
          </table:table-cell>
          <table:table-cell office:value-type="string" calcext:value-type="string">
            <text:p><text:a xlink:href="https://www.worldometers.info/world-population/uzbekistan-population/" xlink:type="simple">32,981,716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<text:a xlink:href="https://www.worldometers.info/world-population/vanuatu-population/" xlink:type="simple">299,882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nezuela</text:p>
          </table:table-cell>
          <table:table-cell office:value-type="string" calcext:value-type="string">
            <text:p><text:a xlink:href="https://www.worldometers.info/world-population/venezuela-population/" xlink:type="simple">28,515,829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ietnam</text:p>
          </table:table-cell>
          <table:table-cell office:value-type="string" calcext:value-type="string">
            <text:p><text:a xlink:href="https://www.worldometers.info/world-population/vietnam-population/" xlink:type="simple">96,462,106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emen</text:p>
          </table:table-cell>
          <table:table-cell office:value-type="string" calcext:value-type="string">
            <text:p><text:a xlink:href="https://www.worldometers.info/world-population/yemen-population/" xlink:type="simple">29,161,922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<text:a xlink:href="https://www.worldometers.info/world-population/zambia-population/" xlink:type="simple">17,861,030</text:a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<text:a xlink:href="https://www.worldometers.info/world-population/zimbabwe-population/" xlink:type="simple">14,645,468</text:a></text:p>
          </table:table-cell>
          <table:table-cell table:number-columns-repeated="2"/>
        </table:table-row>
      </table:table>
      <table:table table:name="Sheet3" table:style-name="ta1"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row table:style-name="ro2">
          <table:table-cell table:style-name="ce5" office:value-type="string" calcext:value-type="string">
            <text:p>placeName</text:p>
          </table:table-cell>
          <table:table-cell/>
          <table:table-cell table:style-name="ce5" office:value-type="string" calcext:value-type="string">
            <text:p>placeName</text:p>
          </table:table-cell>
        </table:table-row>
        <table:table-row table:style-name="ro2">
          <table:table-cell office:value-type="string" calcext:value-type="string">
            <text:p>Afghanistan</text:p>
          </table:table-cell>
          <table:table-cell/>
          <table:table-cell office:value-type="string" calcext:value-type="string">
            <text:p>Afghanistan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/>
          <table:table-cell office:value-type="string" calcext:value-type="string">
            <text:p>Albania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/>
          <table:table-cell office:value-type="string" calcext:value-type="string">
            <text:p>Algeria</text:p>
          </table:table-cell>
        </table:table-row>
        <table:table-row table:style-name="ro2">
          <table:table-cell office:value-type="string" calcext:value-type="string">
            <text:p>Andorra</text:p>
          </table:table-cell>
          <table:table-cell/>
          <table:table-cell office:value-type="string" calcext:value-type="string">
            <text:p>Andorra</text:p>
          </table:table-cell>
        </table:table-row>
        <table:table-row table:style-name="ro2">
          <table:table-cell office:value-type="string" calcext:value-type="string">
            <text:p>Angola</text:p>
          </table:table-cell>
          <table:table-cell/>
          <table:table-cell office:value-type="string" calcext:value-type="string">
            <text:p>Angola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Antigua and Barbuda</text:p>
          </table:table-cell>
        </table:table-row>
        <table:table-row table:style-name="ro2"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Argentina</text:p>
          </table:table-cell>
        </table:table-row>
        <table:table-row table:style-name="ro2">
          <table:table-cell office:value-type="string" calcext:value-type="string">
            <text:p>Armenia</text:p>
          </table:table-cell>
          <table:table-cell/>
          <table:table-cell office:value-type="string" calcext:value-type="string">
            <text:p>Armenia</text:p>
          </table:table-cell>
        </table:table-row>
        <table:table-row table:style-name="ro2">
          <table:table-cell office:value-type="string" calcext:value-type="string">
            <text:p>Australia</text:p>
          </table:table-cell>
          <table:table-cell/>
          <table:table-cell office:value-type="string" calcext:value-type="string">
            <text:p>Australia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/>
          <table:table-cell office:value-type="string" calcext:value-type="string">
            <text:p>Austria</text:p>
          </table:table-cell>
        </table:table-row>
        <table:table-row table:style-name="ro2">
          <table:table-cell office:value-type="string" calcext:value-type="string">
            <text:p>Azerbaijan</text:p>
          </table:table-cell>
          <table:table-cell/>
          <table:table-cell office:value-type="string" calcext:value-type="string">
            <text:p>Azerbaijan</text:p>
          </table:table-cell>
        </table:table-row>
        <table:table-row table:style-name="ro2"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Bahamas</text:p>
          </table:table-cell>
        </table:table-row>
        <table:table-row table:style-name="ro2">
          <table:table-cell office:value-type="string" calcext:value-type="string">
            <text:p>Bahrain</text:p>
          </table:table-cell>
          <table:table-cell/>
          <table:table-cell office:value-type="string" calcext:value-type="string">
            <text:p>Bahrain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/>
          <table:table-cell office:value-type="string" calcext:value-type="string">
            <text:p>Bangladesh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Barbados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/>
          <table:table-cell office:value-type="string" calcext:value-type="string">
            <text:p>Belarus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/>
          <table:table-cell office:value-type="string" calcext:value-type="string">
            <text:p>Belgium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Belize</text:p>
          </table:table-cell>
        </table:table-row>
        <table:table-row table:style-name="ro2">
          <table:table-cell office:value-type="string" calcext:value-type="string">
            <text:p>Benin</text:p>
          </table:table-cell>
          <table:table-cell/>
          <table:table-cell office:value-type="string" calcext:value-type="string">
            <text:p>Benin</text:p>
          </table:table-cell>
        </table:table-row>
        <table:table-row table:style-name="ro2">
          <table:table-cell office:value-type="string" calcext:value-type="string">
            <text:p>Bhutan</text:p>
          </table:table-cell>
          <table:table-cell/>
          <table:table-cell office:value-type="string" calcext:value-type="string">
            <text:p>Bhutan</text:p>
          </table:table-cell>
        </table:table-row>
        <table:table-row table:style-name="ro2"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Bolivia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/>
          <table:table-cell office:value-type="string" calcext:value-type="string">
            <text:p>Bosnia and Herzegovina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/>
          <table:table-cell office:value-type="string" calcext:value-type="string">
            <text:p>Botswana</text:p>
          </table:table-cell>
        </table:table-row>
        <table:table-row table:style-name="ro2"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Brazil</text:p>
          </table:table-cell>
        </table:table-row>
        <table:table-row table:style-name="ro2">
          <table:table-cell office:value-type="string" calcext:value-type="string">
            <text:p>Brunei</text:p>
          </table:table-cell>
          <table:table-cell/>
          <table:table-cell office:value-type="string" calcext:value-type="string">
            <text:p>Brunei</text:p>
          </table:table-cell>
        </table:table-row>
        <table:table-row table:style-name="ro2">
          <table:table-cell office:value-type="string" calcext:value-type="string">
            <text:p>Bulgaria</text:p>
          </table:table-cell>
          <table:table-cell/>
          <table:table-cell office:value-type="string" calcext:value-type="string">
            <text:p>Bulgaria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/>
          <table:table-cell office:value-type="string" calcext:value-type="string">
            <text:p>Burkina Faso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/>
          <table:table-cell office:value-type="string" calcext:value-type="string">
            <text:p>Burundi</text:p>
          </table:table-cell>
        </table:table-row>
        <table:table-row table:style-name="ro2">
          <table:table-cell office:value-type="string" calcext:value-type="string">
            <text:p>Côte d'Ivoire</text:p>
          </table:table-cell>
          <table:table-cell/>
          <table:table-cell office:value-type="string" calcext:value-type="string">
            <text:p>Côte d'Ivoire</text:p>
          </table:table-cell>
        </table:table-row>
        <table:table-row table:style-name="ro2">
          <table:table-cell office:value-type="string" calcext:value-type="string">
            <text:p>Cabo Verde</text:p>
          </table:table-cell>
          <table:table-cell/>
          <table:table-cell office:value-type="string" calcext:value-type="string">
            <text:p>Cabo Verde</text:p>
          </table:table-cell>
        </table:table-row>
        <table:table-row table:style-name="ro2">
          <table:table-cell office:value-type="string" calcext:value-type="string">
            <text:p>Cambodia</text:p>
          </table:table-cell>
          <table:table-cell/>
          <table:table-cell office:value-type="string" calcext:value-type="string">
            <text:p>Cambodia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/>
          <table:table-cell office:value-type="string" calcext:value-type="string">
            <text:p>Cameroon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Canada</text:p>
          </table:table-cell>
        </table:table-row>
        <table:table-row table:style-name="ro3">
          <table:table-cell office:value-type="string" calcext:value-type="string">
            <text:p>Central African Republic</text:p>
          </table:table-cell>
          <table:table-cell/>
          <table:table-cell office:value-type="string" calcext:value-type="string">
            <text:p>Central African Republic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/>
          <table:table-cell office:value-type="string" calcext:value-type="string">
            <text:p>Chad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Chile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China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Colombia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/>
          <table:table-cell office:value-type="string" calcext:value-type="string">
            <text:p>Comoros</text:p>
          </table:table-cell>
        </table:table-row>
        <table:table-row table:style-name="ro3">
          <table:table-cell office:value-type="string" calcext:value-type="string">
            <text:p>Congo (Congo-Brazzaville)</text:p>
          </table:table-cell>
          <table:table-cell/>
          <table:table-cell office:value-type="string" calcext:value-type="string">
            <text:p>Congo (Congo-Brazzaville)</text:p>
          </table:table-cell>
        </table:table-row>
        <table:table-row table:style-name="ro2"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Costa Rica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/>
          <table:table-cell office:value-type="string" calcext:value-type="string">
            <text:p>Croatia</text:p>
          </table:table-cell>
        </table:table-row>
        <table:table-row table:style-name="ro2"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Cuba</text:p>
          </table:table-cell>
        </table:table-row>
        <table:table-row table:style-name="ro2">
          <table:table-cell office:value-type="string" calcext:value-type="string">
            <text:p>Cyprus</text:p>
          </table:table-cell>
          <table:table-cell/>
          <table:table-cell office:value-type="string" calcext:value-type="string">
            <text:p>Cyprus</text:p>
          </table:table-cell>
        </table:table-row>
        <table:table-row table:style-name="ro3">
          <table:table-cell office:value-type="string" calcext:value-type="string">
            <text:p>Czechia (Czech Republic)</text:p>
          </table:table-cell>
          <table:table-cell/>
          <table:table-cell office:value-type="string" calcext:value-type="string">
            <text:p>Czechia (Czech Republic)</text:p>
          </table:table-cell>
        </table:table-row>
        <table:table-row table:style-name="ro3">
          <table:table-cell office:value-type="string" calcext:value-type="string">
            <text:p>Democratic Republic of the Congo</text:p>
          </table:table-cell>
          <table:table-cell/>
          <table:table-cell office:value-type="string" calcext:value-type="string">
            <text:p>Democratic Republic of the Congo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/>
          <table:table-cell office:value-type="string" calcext:value-type="string">
            <text:p>Denmark</text:p>
          </table:table-cell>
        </table:table-row>
        <table:table-row table:style-name="ro2">
          <table:table-cell office:value-type="string" calcext:value-type="string">
            <text:p>Djibouti</text:p>
          </table:table-cell>
          <table:table-cell/>
          <table:table-cell office:value-type="string" calcext:value-type="string">
            <text:p>Djibouti</text:p>
          </table:table-cell>
        </table:table-row>
        <table:table-row table:style-name="ro2"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Dominica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Dominican Republic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Ecuador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/>
          <table:table-cell office:value-type="string" calcext:value-type="string">
            <text:p>Egypt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El Salvador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/>
          <table:table-cell office:value-type="string" calcext:value-type="string">
            <text:p>Equatorial Guinea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/>
          <table:table-cell office:value-type="string" calcext:value-type="string">
            <text:p>Eritrea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/>
          <table:table-cell office:value-type="string" calcext:value-type="string">
            <text:p>Estonia</text:p>
          </table:table-cell>
        </table:table-row>
        <table:table-row table:style-name="ro1">
          <table:table-cell office:value-type="string" calcext:value-type="string">
            <text:p>Eswatini (fmr. "Swaziland")</text:p>
          </table:table-cell>
          <table:table-cell/>
          <table:table-cell office:value-type="string" calcext:value-type="string">
            <text:p>Eswatini (fmr. "Swaziland")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/>
          <table:table-cell office:value-type="string" calcext:value-type="string">
            <text:p>Ethiopia</text:p>
          </table:table-cell>
        </table:table-row>
        <table:table-row table:style-name="ro2">
          <table:table-cell office:value-type="string" calcext:value-type="string">
            <text:p>Fiji</text:p>
          </table:table-cell>
          <table:table-cell/>
          <table:table-cell office:value-type="string" calcext:value-type="string">
            <text:p>Fiji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/>
          <table:table-cell office:value-type="string" calcext:value-type="string">
            <text:p>Finland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/>
          <table:table-cell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Gabon</text:p>
          </table:table-cell>
          <table:table-cell/>
          <table:table-cell office:value-type="string" calcext:value-type="string">
            <text:p>Gabon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/>
          <table:table-cell office:value-type="string" calcext:value-type="string">
            <text:p>Gambia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/>
          <table:table-cell office:value-type="string" calcext:value-type="string">
            <text:p>Georgia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/>
          <table:table-cell office:value-type="string" calcext:value-type="string">
            <text:p>Germany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/>
          <table:table-cell office:value-type="string" calcext:value-type="string">
            <text:p>Ghana</text:p>
          </table:table-cell>
        </table:table-row>
        <table:table-row table:style-name="ro2">
          <table:table-cell office:value-type="string" calcext:value-type="string">
            <text:p>Greece</text:p>
          </table:table-cell>
          <table:table-cell/>
          <table:table-cell office:value-type="string" calcext:value-type="string">
            <text:p>Greece</text:p>
          </table:table-cell>
        </table:table-row>
        <table:table-row table:style-name="ro2"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Grenada</text:p>
          </table:table-cell>
        </table:table-row>
        <table:table-row table:style-name="ro2"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Guatemala</text:p>
          </table:table-cell>
        </table:table-row>
        <table:table-row table:style-name="ro2">
          <table:table-cell office:value-type="string" calcext:value-type="string">
            <text:p>Guinea</text:p>
          </table:table-cell>
          <table:table-cell/>
          <table:table-cell office:value-type="string" calcext:value-type="string">
            <text:p>Guinea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/>
          <table:table-cell office:value-type="string" calcext:value-type="string">
            <text:p>Guinea-Bissau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Guyana</text:p>
          </table:table-cell>
        </table:table-row>
        <table:table-row table:style-name="ro2"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Haiti</text:p>
          </table:table-cell>
        </table:table-row>
        <table:table-row table:style-name="ro2">
          <table:table-cell office:value-type="string" calcext:value-type="string">
            <text:p>Holy See</text:p>
          </table:table-cell>
          <table:table-cell/>
          <table:table-cell office:value-type="string" calcext:value-type="string">
            <text:p>Holy See</text:p>
          </table:table-cell>
        </table:table-row>
        <table:table-row table:style-name="ro2"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Honduras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/>
          <table:table-cell office:value-type="string" calcext:value-type="string">
            <text:p>Hungary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/>
          <table:table-cell office:value-type="string" calcext:value-type="string">
            <text:p>Iceland</text:p>
          </table:table-cell>
        </table:table-row>
        <table:table-row table:style-name="ro2">
          <table:table-cell office:value-type="string" calcext:value-type="string">
            <text:p>India</text:p>
          </table:table-cell>
          <table:table-cell/>
          <table:table-cell office:value-type="string" calcext:value-type="string">
            <text:p>India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/>
          <table:table-cell office:value-type="string" calcext:value-type="string">
            <text:p>Indonesia</text:p>
          </table:table-cell>
        </table:table-row>
        <table:table-row table:style-name="ro2">
          <table:table-cell office:value-type="string" calcext:value-type="string">
            <text:p>Iran</text:p>
          </table:table-cell>
          <table:table-cell/>
          <table:table-cell office:value-type="string" calcext:value-type="string">
            <text:p>Iran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/>
          <table:table-cell office:value-type="string" calcext:value-type="string">
            <text:p>Iraq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/>
          <table:table-cell office:value-type="string" calcext:value-type="string">
            <text:p>Ireland</text:p>
          </table:table-cell>
        </table:table-row>
        <table:table-row table:style-name="ro2">
          <table:table-cell office:value-type="string" calcext:value-type="string">
            <text:p>Israel</text:p>
          </table:table-cell>
          <table:table-cell/>
          <table:table-cell office:value-type="string" calcext:value-type="string">
            <text:p>Israel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/>
          <table:table-cell office:value-type="string" calcext:value-type="string">
            <text:p>Italy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Jamaica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/>
          <table:table-cell office:value-type="string" calcext:value-type="string">
            <text:p>Japan</text:p>
          </table:table-cell>
        </table:table-row>
        <table:table-row table:style-name="ro2">
          <table:table-cell office:value-type="string" calcext:value-type="string">
            <text:p>Jordan</text:p>
          </table:table-cell>
          <table:table-cell/>
          <table:table-cell office:value-type="string" calcext:value-type="string">
            <text:p>Jordan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/>
          <table:table-cell office:value-type="string" calcext:value-type="string">
            <text:p>Kazakhstan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/>
          <table:table-cell office:value-type="string" calcext:value-type="string">
            <text:p>Kenya</text:p>
          </table:table-cell>
        </table:table-row>
        <table:table-row table:style-name="ro2">
          <table:table-cell office:value-type="string" calcext:value-type="string">
            <text:p>Kiribati</text:p>
          </table:table-cell>
          <table:table-cell/>
          <table:table-cell office:value-type="string" calcext:value-type="string">
            <text:p>Kiribati</text:p>
          </table:table-cell>
        </table:table-row>
        <table:table-row table:style-name="ro2">
          <table:table-cell office:value-type="string" calcext:value-type="string">
            <text:p>Kuwait</text:p>
          </table:table-cell>
          <table:table-cell/>
          <table:table-cell office:value-type="string" calcext:value-type="string">
            <text:p>Kuwait</text:p>
          </table:table-cell>
        </table:table-row>
        <table:table-row table:style-name="ro2">
          <table:table-cell office:value-type="string" calcext:value-type="string">
            <text:p>Kyrgyzstan</text:p>
          </table:table-cell>
          <table:table-cell/>
          <table:table-cell office:value-type="string" calcext:value-type="string">
            <text:p>Kyrgyzstan</text:p>
          </table:table-cell>
        </table:table-row>
        <table:table-row table:style-name="ro2">
          <table:table-cell office:value-type="string" calcext:value-type="string">
            <text:p>Laos</text:p>
          </table:table-cell>
          <table:table-cell/>
          <table:table-cell office:value-type="string" calcext:value-type="string">
            <text:p>Laos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/>
          <table:table-cell office:value-type="string" calcext:value-type="string">
            <text:p>Latvia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/>
          <table:table-cell office:value-type="string" calcext:value-type="string">
            <text:p>Lebanon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/>
          <table:table-cell office:value-type="string" calcext:value-type="string">
            <text:p>Lesotho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/>
          <table:table-cell office:value-type="string" calcext:value-type="string">
            <text:p>Liberia</text:p>
          </table:table-cell>
        </table:table-row>
        <table:table-row table:style-name="ro2">
          <table:table-cell office:value-type="string" calcext:value-type="string">
            <text:p>Libya</text:p>
          </table:table-cell>
          <table:table-cell/>
          <table:table-cell office:value-type="string" calcext:value-type="string">
            <text:p>Libya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/>
          <table:table-cell office:value-type="string" calcext:value-type="string">
            <text:p>Liechtenstein</text:p>
          </table:table-cell>
        </table:table-row>
        <table:table-row table:style-name="ro2">
          <table:table-cell office:value-type="string" calcext:value-type="string">
            <text:p>Lithuania</text:p>
          </table:table-cell>
          <table:table-cell/>
          <table:table-cell office:value-type="string" calcext:value-type="string">
            <text:p>Lithuania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/>
          <table:table-cell office:value-type="string" calcext:value-type="string">
            <text:p>Luxembourg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/>
          <table:table-cell office:value-type="string" calcext:value-type="string">
            <text:p>Madagascar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/>
          <table:table-cell office:value-type="string" calcext:value-type="string">
            <text:p>Malawi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/>
          <table:table-cell office:value-type="string" calcext:value-type="string">
            <text:p>Malaysia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/>
          <table:table-cell office:value-type="string" calcext:value-type="string">
            <text:p>Maldives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/>
          <table:table-cell office:value-type="string" calcext:value-type="string">
            <text:p>Mali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/>
          <table:table-cell office:value-type="string" calcext:value-type="string">
            <text:p>Malta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/>
          <table:table-cell office:value-type="string" calcext:value-type="string">
            <text:p>Marshall Islands</text:p>
          </table:table-cell>
        </table:table-row>
        <table:table-row table:style-name="ro2">
          <table:table-cell office:value-type="string" calcext:value-type="string">
            <text:p>Mauritania</text:p>
          </table:table-cell>
          <table:table-cell/>
          <table:table-cell office:value-type="string" calcext:value-type="string">
            <text:p>Mauritania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/>
          <table:table-cell office:value-type="string" calcext:value-type="string">
            <text:p>Mauritius</text:p>
          </table:table-cell>
        </table:table-row>
        <table:table-row table:style-name="ro2"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Mexico</text:p>
          </table:table-cell>
        </table:table-row>
        <table:table-row table:style-name="ro2">
          <table:table-cell office:value-type="string" calcext:value-type="string">
            <text:p>Micronesia</text:p>
          </table:table-cell>
          <table:table-cell/>
          <table:table-cell office:value-type="string" calcext:value-type="string">
            <text:p>Micronesia</text:p>
          </table:table-cell>
        </table:table-row>
        <table:table-row table:style-name="ro2">
          <table:table-cell office:value-type="string" calcext:value-type="string">
            <text:p>Moldova</text:p>
          </table:table-cell>
          <table:table-cell/>
          <table:table-cell office:value-type="string" calcext:value-type="string">
            <text:p>Moldova</text:p>
          </table:table-cell>
        </table:table-row>
        <table:table-row table:style-name="ro2">
          <table:table-cell office:value-type="string" calcext:value-type="string">
            <text:p>Monaco</text:p>
          </table:table-cell>
          <table:table-cell/>
          <table:table-cell office:value-type="string" calcext:value-type="string">
            <text:p>Monaco</text:p>
          </table:table-cell>
        </table:table-row>
        <table:table-row table:style-name="ro2">
          <table:table-cell office:value-type="string" calcext:value-type="string">
            <text:p>Mongolia</text:p>
          </table:table-cell>
          <table:table-cell/>
          <table:table-cell office:value-type="string" calcext:value-type="string">
            <text:p>Mongolia</text:p>
          </table:table-cell>
        </table:table-row>
        <table:table-row table:style-name="ro2">
          <table:table-cell office:value-type="string" calcext:value-type="string">
            <text:p>Montenegro</text:p>
          </table:table-cell>
          <table:table-cell/>
          <table:table-cell office:value-type="string" calcext:value-type="string">
            <text:p>Montenegro</text:p>
          </table:table-cell>
        </table:table-row>
        <table:table-row table:style-name="ro2">
          <table:table-cell office:value-type="string" calcext:value-type="string">
            <text:p>Morocco</text:p>
          </table:table-cell>
          <table:table-cell/>
          <table:table-cell office:value-type="string" calcext:value-type="string">
            <text:p>Morocco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/>
          <table:table-cell office:value-type="string" calcext:value-type="string">
            <text:p>Mozambique</text:p>
          </table:table-cell>
        </table:table-row>
        <table:table-row table:style-name="ro3">
          <table:table-cell office:value-type="string" calcext:value-type="string">
            <text:p>Myanmar (formerly Burma)</text:p>
          </table:table-cell>
          <table:table-cell/>
          <table:table-cell office:value-type="string" calcext:value-type="string">
            <text:p>Myanmar (formerly Burma)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/>
          <table:table-cell office:value-type="string" calcext:value-type="string">
            <text:p>Namibia</text:p>
          </table:table-cell>
        </table:table-row>
        <table:table-row table:style-name="ro2">
          <table:table-cell office:value-type="string" calcext:value-type="string">
            <text:p>Nauru</text:p>
          </table:table-cell>
          <table:table-cell/>
          <table:table-cell office:value-type="string" calcext:value-type="string">
            <text:p>Nauru</text:p>
          </table:table-cell>
        </table:table-row>
        <table:table-row table:style-name="ro2">
          <table:table-cell office:value-type="string" calcext:value-type="string">
            <text:p>Nepal</text:p>
          </table:table-cell>
          <table:table-cell/>
          <table:table-cell office:value-type="string" calcext:value-type="string">
            <text:p>Nepal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/>
          <table:table-cell office:value-type="string" calcext:value-type="string">
            <text:p>Netherlands</text:p>
          </table:table-cell>
        </table:table-row>
        <table:table-row table:style-name="ro2">
          <table:table-cell office:value-type="string" calcext:value-type="string">
            <text:p>New Zealand</text:p>
          </table:table-cell>
          <table:table-cell/>
          <table:table-cell office:value-type="string" calcext:value-type="string">
            <text:p>New Zealand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Nicaragua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/>
          <table:table-cell office:value-type="string" calcext:value-type="string">
            <text:p>Niger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/>
          <table:table-cell office:value-type="string" calcext:value-type="string">
            <text:p>Nigeria</text:p>
          </table:table-cell>
        </table:table-row>
        <table:table-row table:style-name="ro2">
          <table:table-cell office:value-type="string" calcext:value-type="string">
            <text:p>North Korea</text:p>
          </table:table-cell>
          <table:table-cell/>
          <table:table-cell office:value-type="string" calcext:value-type="string">
            <text:p>North Korea</text:p>
          </table:table-cell>
        </table:table-row>
        <table:table-row table:style-name="ro1">
          <table:table-cell office:value-type="string" calcext:value-type="string">
            <text:p>North Macedonia</text:p>
          </table:table-cell>
          <table:table-cell/>
          <table:table-cell office:value-type="string" calcext:value-type="string">
            <text:p>North Macedonia</text:p>
          </table:table-cell>
        </table:table-row>
        <table:table-row table:style-name="ro2">
          <table:table-cell office:value-type="string" calcext:value-type="string">
            <text:p>Norway</text:p>
          </table:table-cell>
          <table:table-cell/>
          <table:table-cell office:value-type="string" calcext:value-type="string">
            <text:p>Norway</text:p>
          </table:table-cell>
        </table:table-row>
        <table:table-row table:style-name="ro2">
          <table:table-cell office:value-type="string" calcext:value-type="string">
            <text:p>Oman</text:p>
          </table:table-cell>
          <table:table-cell/>
          <table:table-cell office:value-type="string" calcext:value-type="string">
            <text:p>Oman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/>
          <table:table-cell office:value-type="string" calcext:value-type="string">
            <text:p>Pakistan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/>
          <table:table-cell office:value-type="string" calcext:value-type="string">
            <text:p>Palau</text:p>
          </table:table-cell>
        </table:table-row>
        <table:table-row table:style-name="ro2">
          <table:table-cell office:value-type="string" calcext:value-type="string">
            <text:p>Palestine State</text:p>
          </table:table-cell>
          <table:table-cell/>
          <table:table-cell office:value-type="string" calcext:value-type="string">
            <text:p>Palestine State</text:p>
          </table:table-cell>
        </table:table-row>
        <table:table-row table:style-name="ro2"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Panama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/>
          <table:table-cell office:value-type="string" calcext:value-type="string">
            <text:p>Papua New Guinea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Paraguay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Peru</text:p>
          </table:table-cell>
        </table:table-row>
        <table:table-row table:style-name="ro2">
          <table:table-cell office:value-type="string" calcext:value-type="string">
            <text:p>Philippines</text:p>
          </table:table-cell>
          <table:table-cell/>
          <table:table-cell office:value-type="string" calcext:value-type="string">
            <text:p>Philippines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/>
          <table:table-cell office:value-type="string" calcext:value-type="string">
            <text:p>Poland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/>
          <table:table-cell office:value-type="string" calcext:value-type="string">
            <text:p>Portugal</text:p>
          </table:table-cell>
        </table:table-row>
        <table:table-row table:style-name="ro2">
          <table:table-cell office:value-type="string" calcext:value-type="string">
            <text:p>Qatar</text:p>
          </table:table-cell>
          <table:table-cell/>
          <table:table-cell office:value-type="string" calcext:value-type="string">
            <text:p>Qatar</text:p>
          </table:table-cell>
        </table:table-row>
        <table:table-row table:style-name="ro2">
          <table:table-cell office:value-type="string" calcext:value-type="string">
            <text:p>Romania</text:p>
          </table:table-cell>
          <table:table-cell/>
          <table:table-cell office:value-type="string" calcext:value-type="string">
            <text:p>Romania</text:p>
          </table:table-cell>
        </table:table-row>
        <table:table-row table:style-name="ro2">
          <table:table-cell office:value-type="string" calcext:value-type="string">
            <text:p>Russia</text:p>
          </table:table-cell>
          <table:table-cell/>
          <table:table-cell office:value-type="string" calcext:value-type="string">
            <text:p>Russia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/>
          <table:table-cell office:value-type="string" calcext:value-type="string">
            <text:p>Rwanda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Saint Kitts and Nevis</text:p>
          </table:table-cell>
        </table:table-row>
        <table:table-row table:style-name="ro2"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Saint Lucia</text:p>
          </table:table-cell>
        </table:table-row>
        <table:table-row table:style-name="ro3"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Saint Vincent and the Grenadines</text:p>
          </table:table-cell>
        </table:table-row>
        <table:table-row table:style-name="ro2">
          <table:table-cell office:value-type="string" calcext:value-type="string">
            <text:p>Samoa</text:p>
          </table:table-cell>
          <table:table-cell/>
          <table:table-cell office:value-type="string" calcext:value-type="string">
            <text:p>Samoa</text:p>
          </table:table-cell>
        </table:table-row>
        <table:table-row table:style-name="ro2">
          <table:table-cell office:value-type="string" calcext:value-type="string">
            <text:p>San Marino</text:p>
          </table:table-cell>
          <table:table-cell/>
          <table:table-cell office:value-type="string" calcext:value-type="string">
            <text:p>San Marino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/>
          <table:table-cell office:value-type="string" calcext:value-type="string">
            <text:p>Sao Tome and Principe</text:p>
          </table:table-cell>
        </table:table-row>
        <table:table-row table:style-name="ro2">
          <table:table-cell office:value-type="string" calcext:value-type="string">
            <text:p>Saudi Arabia</text:p>
          </table:table-cell>
          <table:table-cell/>
          <table:table-cell office:value-type="string" calcext:value-type="string">
            <text:p>Saudi Arabia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/>
          <table:table-cell office:value-type="string" calcext:value-type="string">
            <text:p>Senegal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/>
          <table:table-cell office:value-type="string" calcext:value-type="string">
            <text:p>Serbia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/>
          <table:table-cell office:value-type="string" calcext:value-type="string">
            <text:p>Seychelles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/>
          <table:table-cell office:value-type="string" calcext:value-type="string">
            <text:p>Sierra Leone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/>
          <table:table-cell office:value-type="string" calcext:value-type="string">
            <text:p>Singapore</text:p>
          </table:table-cell>
        </table:table-row>
        <table:table-row table:style-name="ro2">
          <table:table-cell office:value-type="string" calcext:value-type="string">
            <text:p>Slovakia</text:p>
          </table:table-cell>
          <table:table-cell/>
          <table:table-cell office:value-type="string" calcext:value-type="string">
            <text:p>Slovakia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/>
          <table:table-cell office:value-type="string" calcext:value-type="string">
            <text:p>Slovenia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/>
          <table:table-cell office:value-type="string" calcext:value-type="string">
            <text:p>Solomon Islands</text:p>
          </table:table-cell>
        </table:table-row>
        <table:table-row table:style-name="ro2">
          <table:table-cell office:value-type="string" calcext:value-type="string">
            <text:p>Somalia</text:p>
          </table:table-cell>
          <table:table-cell/>
          <table:table-cell office:value-type="string" calcext:value-type="string">
            <text:p>Somalia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/>
          <table:table-cell office:value-type="string" calcext:value-type="string">
            <text:p>South Africa</text:p>
          </table:table-cell>
        </table:table-row>
        <table:table-row table:style-name="ro2">
          <table:table-cell office:value-type="string" calcext:value-type="string">
            <text:p>South Korea</text:p>
          </table:table-cell>
          <table:table-cell/>
          <table:table-cell office:value-type="string" calcext:value-type="string">
            <text:p>South Korea</text:p>
          </table:table-cell>
        </table:table-row>
        <table:table-row table:style-name="ro2">
          <table:table-cell office:value-type="string" calcext:value-type="string">
            <text:p>South Sudan</text:p>
          </table:table-cell>
          <table:table-cell/>
          <table:table-cell office:value-type="string" calcext:value-type="string">
            <text:p>South Sudan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/>
          <table:table-cell office:value-type="string" calcext:value-type="string">
            <text:p>Spain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/>
          <table:table-cell office:value-type="string" calcext:value-type="string">
            <text:p>Sri Lanka</text:p>
          </table:table-cell>
        </table:table-row>
        <table:table-row table:style-name="ro2">
          <table:table-cell office:value-type="string" calcext:value-type="string">
            <text:p>Sudan</text:p>
          </table:table-cell>
          <table:table-cell/>
          <table:table-cell office:value-type="string" calcext:value-type="string">
            <text:p>Sudan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Suriname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/>
          <table:table-cell office:value-type="string" calcext:value-type="string">
            <text:p>Sweden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/>
          <table:table-cell office:value-type="string" calcext:value-type="string">
            <text:p>Switzerland</text:p>
          </table:table-cell>
        </table:table-row>
        <table:table-row table:style-name="ro2">
          <table:table-cell office:value-type="string" calcext:value-type="string">
            <text:p>Syria</text:p>
          </table:table-cell>
          <table:table-cell/>
          <table:table-cell office:value-type="string" calcext:value-type="string">
            <text:p>Syria</text:p>
          </table:table-cell>
        </table:table-row>
        <table:table-row table:style-name="ro2">
          <table:table-cell office:value-type="string" calcext:value-type="string">
            <text:p>Tajikistan</text:p>
          </table:table-cell>
          <table:table-cell/>
          <table:table-cell office:value-type="string" calcext:value-type="string">
            <text:p>Tajikistan</text:p>
          </table:table-cell>
        </table:table-row>
        <table:table-row table:style-name="ro2">
          <table:table-cell office:value-type="string" calcext:value-type="string">
            <text:p>Tanzania</text:p>
          </table:table-cell>
          <table:table-cell/>
          <table:table-cell office:value-type="string" calcext:value-type="string">
            <text:p>Tanzania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/>
          <table:table-cell office:value-type="string" calcext:value-type="string">
            <text:p>Thailand</text:p>
          </table:table-cell>
        </table:table-row>
        <table:table-row table:style-name="ro2">
          <table:table-cell office:value-type="string" calcext:value-type="string">
            <text:p>Timor-Leste</text:p>
          </table:table-cell>
          <table:table-cell/>
          <table:table-cell office:value-type="string" calcext:value-type="string">
            <text:p>Timor-Leste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/>
          <table:table-cell office:value-type="string" calcext:value-type="string">
            <text:p>Togo</text:p>
          </table:table-cell>
        </table:table-row>
        <table:table-row table:style-name="ro2">
          <table:table-cell office:value-type="string" calcext:value-type="string">
            <text:p>Tonga</text:p>
          </table:table-cell>
          <table:table-cell/>
          <table:table-cell office:value-type="string" calcext:value-type="string">
            <text:p>Tonga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Trinidad and Tobago</text:p>
          </table:table-cell>
        </table:table-row>
        <table:table-row table:style-name="ro2">
          <table:table-cell office:value-type="string" calcext:value-type="string">
            <text:p>Tunisia</text:p>
          </table:table-cell>
          <table:table-cell/>
          <table:table-cell office:value-type="string" calcext:value-type="string">
            <text:p>Tunisia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/>
          <table:table-cell office:value-type="string" calcext:value-type="string">
            <text:p>Turkey</text:p>
          </table:table-cell>
        </table:table-row>
        <table:table-row table:style-name="ro2">
          <table:table-cell office:value-type="string" calcext:value-type="string">
            <text:p>Turkmenistan</text:p>
          </table:table-cell>
          <table:table-cell/>
          <table:table-cell office:value-type="string" calcext:value-type="string">
            <text:p>Turkmenistan</text:p>
          </table:table-cell>
        </table:table-row>
        <table:table-row table:style-name="ro2">
          <table:table-cell office:value-type="string" calcext:value-type="string">
            <text:p>Tuvalu</text:p>
          </table:table-cell>
          <table:table-cell/>
          <table:table-cell office:value-type="string" calcext:value-type="string">
            <text:p>Tuvalu</text:p>
          </table:table-cell>
        </table:table-row>
        <table:table-row table:style-name="ro2">
          <table:table-cell office:value-type="string" calcext:value-type="string">
            <text:p>Uganda</text:p>
          </table:table-cell>
          <table:table-cell/>
          <table:table-cell office:value-type="string" calcext:value-type="string">
            <text:p>Uganda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/>
          <table:table-cell office:value-type="string" calcext:value-type="string">
            <text:p>Ukraine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/>
          <table:table-cell office:value-type="string" calcext:value-type="string">
            <text:p>United Arab Emirates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/>
          <table:table-cell office:value-type="string" calcext:value-type="string">
            <text:p>United Kingdom</text:p>
          </table:table-cell>
        </table:table-row>
        <table:table-row table:style-name="ro1">
          <table:table-cell office:value-type="string" calcext:value-type="string">
            <text:p>United States of America</text:p>
          </table:table-cell>
          <table:table-cell/>
          <table:table-cell office:value-type="string" calcext:value-type="string">
            <text:p>United States of America</text:p>
          </table:table-cell>
        </table:table-row>
        <table:table-row table:style-name="ro2"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Uruguay</text:p>
          </table:table-cell>
        </table:table-row>
        <table:table-row table:style-name="ro2">
          <table:table-cell office:value-type="string" calcext:value-type="string">
            <text:p>Uzbekistan</text:p>
          </table:table-cell>
          <table:table-cell/>
          <table:table-cell office:value-type="string" calcext:value-type="string">
            <text:p>Uzbekistan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/>
          <table:table-cell office:value-type="string" calcext:value-type="string">
            <text:p>Vanuatu</text:p>
          </table:table-cell>
        </table:table-row>
        <table:table-row table:style-name="ro2"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Venezuela</text:p>
          </table:table-cell>
        </table:table-row>
        <table:table-row table:style-name="ro2">
          <table:table-cell office:value-type="string" calcext:value-type="string">
            <text:p>Vietnam</text:p>
          </table:table-cell>
          <table:table-cell/>
          <table:table-cell office:value-type="string" calcext:value-type="string">
            <text:p>Vietnam</text:p>
          </table:table-cell>
        </table:table-row>
        <table:table-row table:style-name="ro2">
          <table:table-cell office:value-type="string" calcext:value-type="string">
            <text:p>Yemen</text:p>
          </table:table-cell>
          <table:table-cell/>
          <table:table-cell office:value-type="string" calcext:value-type="string">
            <text:p>Yemen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/>
          <table:table-cell office:value-type="string" calcext:value-type="string">
            <text:p>Zambia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/>
          <table:table-cell office:value-type="string" calcext:value-type="string">
            <text:p>Zimbabw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/00/0000</text:date>, <text:time style:data-style-name="N2" text:time-value="10:05:40.673307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10T10:05:55.361755588</meta:creation-date>
    <meta:editing-duration>PT1M19S</meta:editing-duration>
    <meta:editing-cycles>2</meta:editing-cycles>
    <meta:generator>LibreOffice/6.3.1.2$MacOSX_X86_64 LibreOffice_project/b79626edf0065ac373bd1df5c28bd630b4424273</meta:generator>
    <dc:date>2019-10-10T10:07:00.028436153</dc:date>
    <meta:document-statistic meta:table-count="3" meta:cell-count="1769" meta:object-count="0"/>
    <meta:user-defined meta:name=""/>
  </office:meta>
</office:document-meta>
</file>